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P177" style:family="paragraph" style:parent-style-name="Heading_20_1">
      <style:text-properties style:font-name="Times New Roman" fo:font-size="16pt" style:font-size-asian="16pt" style:font-size-complex="16pt"/>
    </style:style>
    <style:style style:name="P178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79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8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8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82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8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84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1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1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896988a" style:font-size-asian="12pt" style:font-weight-asian="normal" style:font-size-complex="12pt" style:font-weight-complex="normal"/>
    </style:style>
    <style:style style:name="P1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9eb055" officeooo:paragraph-rsid="089eb055" style:font-size-asian="12pt" style:font-weight-asian="normal" style:font-size-complex="12pt" style:font-weight-complex="normal"/>
    </style:style>
    <style:style style:name="P1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9eb055" officeooo:paragraph-rsid="08add7b0" style:font-size-asian="12pt" style:font-weight-asian="normal" style:font-size-complex="12pt" style:font-weight-complex="normal"/>
    </style:style>
    <style:style style:name="P1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8a4eebd" style:font-size-asian="12pt" style:font-weight-asian="normal" style:font-size-complex="12pt" style:font-weight-complex="normal"/>
    </style:style>
    <style:style style:name="P1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19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1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8aba97b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187b9" style:font-weight-asian="bold" style:font-weight-complex="bold"/>
    </style:style>
    <style:style style:name="T12" style:family="text">
      <style:text-properties fo:font-weight="bold" officeooo:rsid="05883c22" style:font-weight-asian="bold" style:font-weight-complex="bold"/>
    </style:style>
    <style:style style:name="T13" style:family="text">
      <style:text-properties fo:font-weight="bold" officeooo:rsid="002b81d6" style:font-weight-asian="bold" style:font-weight-complex="bold"/>
    </style:style>
    <style:style style:name="T14" style:family="text">
      <style:text-properties fo:font-weight="bold" officeooo:rsid="079e393b" style:font-weight-asian="bold" style:font-weight-complex="bold"/>
    </style:style>
    <style:style style:name="T15" style:family="text">
      <style:text-properties fo:font-weight="bold" officeooo:rsid="08102a68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31ed" style:font-weight-asian="normal" style:font-weight-complex="normal"/>
    </style:style>
    <style:style style:name="T18" style:family="text">
      <style:text-properties fo:font-weight="normal" officeooo:rsid="0019eb61" style:font-weight-asian="normal" style:font-weight-complex="normal"/>
    </style:style>
    <style:style style:name="T19" style:family="text">
      <style:text-properties fo:font-weight="normal" officeooo:rsid="00d7b366" style:font-weight-asian="normal" style:font-weight-complex="normal"/>
    </style:style>
    <style:style style:name="T20" style:family="text">
      <style:text-properties fo:font-weight="normal" officeooo:rsid="00df3e44" style:font-weight-asian="normal" style:font-weight-complex="normal"/>
    </style:style>
    <style:style style:name="T21" style:family="text">
      <style:text-properties fo:font-weight="normal" officeooo:rsid="00e00e38" style:font-weight-asian="normal" style:font-weight-complex="normal"/>
    </style:style>
    <style:style style:name="T22" style:family="text">
      <style:text-properties fo:font-weight="normal" officeooo:rsid="00e1cdea" style:font-weight-asian="normal" style:font-weight-complex="normal"/>
    </style:style>
    <style:style style:name="T23" style:family="text">
      <style:text-properties fo:font-weight="normal" officeooo:rsid="014ced5f" style:font-weight-asian="normal" style:font-weight-complex="normal"/>
    </style:style>
    <style:style style:name="T24" style:family="text">
      <style:text-properties fo:font-weight="normal" officeooo:rsid="0155be70" style:font-weight-asian="normal" style:font-weight-complex="normal"/>
    </style:style>
    <style:style style:name="T25" style:family="text">
      <style:text-properties fo:font-weight="normal" officeooo:rsid="015ce502" style:font-weight-asian="normal" style:font-weight-complex="normal"/>
    </style:style>
    <style:style style:name="T26" style:family="text">
      <style:text-properties fo:font-weight="normal" officeooo:rsid="015d668a" style:font-weight-asian="normal" style:font-weight-complex="normal"/>
    </style:style>
    <style:style style:name="T27" style:family="text">
      <style:text-properties fo:font-weight="normal" officeooo:rsid="015f5928" style:font-weight-asian="normal" style:font-weight-complex="normal"/>
    </style:style>
    <style:style style:name="T28" style:family="text">
      <style:text-properties fo:font-weight="normal" officeooo:rsid="0189e82c" style:font-weight-asian="normal" style:font-weight-complex="normal"/>
    </style:style>
    <style:style style:name="T29" style:family="text">
      <style:text-properties fo:font-weight="normal" officeooo:rsid="018a5187" style:font-weight-asian="normal" style:font-weight-complex="normal"/>
    </style:style>
    <style:style style:name="T30" style:family="text">
      <style:text-properties fo:font-weight="normal" officeooo:rsid="01b8d132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0552b85"/>
    </style:style>
    <style:style style:name="T118" style:family="text">
      <style:text-properties officeooo:rsid="0058dbd6"/>
    </style:style>
    <style:style style:name="T119" style:family="text">
      <style:text-properties officeooo:rsid="0059a63b"/>
    </style:style>
    <style:style style:name="T120" style:family="text">
      <style:text-properties officeooo:rsid="005ce986"/>
    </style:style>
    <style:style style:name="T121" style:family="text">
      <style:text-properties officeooo:rsid="005dcff1"/>
    </style:style>
    <style:style style:name="T122" style:family="text">
      <style:text-properties officeooo:rsid="0067ec74"/>
    </style:style>
    <style:style style:name="T123" style:family="text">
      <style:text-properties officeooo:rsid="00f61deb"/>
    </style:style>
    <style:style style:name="T124" style:family="text">
      <style:text-properties officeooo:rsid="00f6eb52"/>
    </style:style>
    <style:style style:name="T125" style:family="text">
      <style:text-properties officeooo:rsid="00e1cdea"/>
    </style:style>
    <style:style style:name="T126" style:family="text">
      <style:text-properties officeooo:rsid="011f2fa0"/>
    </style:style>
    <style:style style:name="T127" style:family="text">
      <style:text-properties officeooo:rsid="0121fc9d"/>
    </style:style>
    <style:style style:name="T128" style:family="text">
      <style:text-properties officeooo:rsid="00df3e44"/>
    </style:style>
    <style:style style:name="T129" style:family="text">
      <style:text-properties officeooo:rsid="00e00e38"/>
    </style:style>
    <style:style style:name="T130" style:family="text">
      <style:text-properties officeooo:rsid="012a0a99"/>
    </style:style>
    <style:style style:name="T131" style:family="text">
      <style:text-properties officeooo:rsid="012c523c"/>
    </style:style>
    <style:style style:name="T132" style:family="text">
      <style:text-properties officeooo:rsid="012cedd7"/>
    </style:style>
    <style:style style:name="T133" style:family="text">
      <style:text-properties officeooo:rsid="0141adc4"/>
    </style:style>
    <style:style style:name="T134" style:family="text">
      <style:text-properties officeooo:rsid="01548860"/>
    </style:style>
    <style:style style:name="T135" style:family="text">
      <style:text-properties officeooo:rsid="016da9d0"/>
    </style:style>
    <style:style style:name="T136" style:family="text">
      <style:text-properties officeooo:rsid="016ea9a7"/>
    </style:style>
    <style:style style:name="T137" style:family="text">
      <style:text-properties officeooo:rsid="01ae295d"/>
    </style:style>
    <style:style style:name="T138" style:family="text">
      <style:text-properties officeooo:rsid="01b8d132"/>
    </style:style>
    <style:style style:name="T139" style:family="text">
      <style:text-properties officeooo:rsid="015d668a"/>
    </style:style>
    <style:style style:name="T140" style:family="text">
      <style:text-properties officeooo:rsid="01d7ce53"/>
    </style:style>
    <style:style style:name="T141" style:family="text">
      <style:text-properties officeooo:rsid="01d9ca5e"/>
    </style:style>
    <style:style style:name="T142" style:family="text">
      <style:text-properties officeooo:rsid="0140d341"/>
    </style:style>
    <style:style style:name="T143" style:family="text">
      <style:text-properties officeooo:rsid="011a8261"/>
    </style:style>
    <style:style style:name="T144" style:family="text">
      <style:text-properties officeooo:rsid="01f0672c"/>
    </style:style>
    <style:style style:name="T145" style:family="text">
      <style:text-properties officeooo:rsid="020311eb"/>
    </style:style>
    <style:style style:name="T146" style:family="text">
      <style:text-properties officeooo:rsid="0214a2be"/>
    </style:style>
    <style:style style:name="T147" style:family="text">
      <style:text-properties officeooo:rsid="021f8323"/>
    </style:style>
    <style:style style:name="T148" style:family="text">
      <style:text-properties officeooo:rsid="0220a642"/>
    </style:style>
    <style:style style:name="T149" style:family="text">
      <style:text-properties officeooo:rsid="024a90c7"/>
    </style:style>
    <style:style style:name="T150" style:family="text">
      <style:text-properties officeooo:rsid="02680635"/>
    </style:style>
    <style:style style:name="T151" style:family="text">
      <style:text-properties officeooo:rsid="026a6a98"/>
    </style:style>
    <style:style style:name="T152" style:family="text">
      <style:text-properties officeooo:rsid="0270edaa"/>
    </style:style>
    <style:style style:name="T153" style:family="text">
      <style:text-properties style:text-underline-style="none"/>
    </style:style>
    <style:style style:name="T154" style:family="text">
      <style:text-properties style:text-underline-style="none" officeooo:rsid="02814342"/>
    </style:style>
    <style:style style:name="T155" style:family="text">
      <style:text-properties style:text-underline-style="none" officeooo:rsid="02dc4079"/>
    </style:style>
    <style:style style:name="T156" style:family="text">
      <style:text-properties style:text-underline-style="none" officeooo:rsid="0266a03d"/>
    </style:style>
    <style:style style:name="T157" style:family="text">
      <style:text-properties style:text-underline-style="none" fo:font-weight="normal" officeooo:rsid="059bf5e5" style:font-weight-asian="normal" style:font-weight-complex="normal"/>
    </style:style>
    <style:style style:name="T158" style:family="text">
      <style:text-properties style:text-underline-style="none" fo:font-weight="normal" officeooo:rsid="05ae9954" style:font-weight-asian="normal" style:font-weight-complex="normal"/>
    </style:style>
    <style:style style:name="T159" style:family="text">
      <style:text-properties style:text-underline-style="none" fo:font-weight="normal" officeooo:rsid="05b3355d" style:font-weight-asian="normal" style:font-weight-complex="normal"/>
    </style:style>
    <style:style style:name="T160" style:family="text">
      <style:text-properties style:text-underline-style="none" fo:font-weight="normal" officeooo:rsid="05db2234" style:font-weight-asian="normal" style:font-weight-complex="normal"/>
    </style:style>
    <style:style style:name="T161" style:family="text">
      <style:text-properties style:text-underline-style="none" fo:font-weight="normal" officeooo:rsid="05b563ac" style:font-weight-asian="normal" style:font-weight-complex="normal"/>
    </style:style>
    <style:style style:name="T162" style:family="text">
      <style:text-properties style:text-underline-style="none" fo:font-weight="normal" officeooo:rsid="06165984" style:font-weight-asian="normal" style:font-weight-complex="normal"/>
    </style:style>
    <style:style style:name="T163" style:family="text">
      <style:text-properties style:text-underline-style="none" fo:font-weight="normal" officeooo:rsid="0617faa7" style:font-weight-asian="normal" style:font-weight-complex="normal"/>
    </style:style>
    <style:style style:name="T164" style:family="text">
      <style:text-properties style:text-underline-style="none" fo:font-weight="normal" officeooo:rsid="0618c2d6" style:font-weight-asian="normal" style:font-weight-complex="normal"/>
    </style:style>
    <style:style style:name="T165" style:family="text">
      <style:text-properties style:text-underline-style="none" fo:font-weight="normal" officeooo:rsid="05b94bf3" style:font-weight-asian="normal" style:font-weight-complex="normal"/>
    </style:style>
    <style:style style:name="T166" style:family="text">
      <style:text-properties style:text-underline-style="none" fo:font-weight="normal" officeooo:rsid="05ea3b93" style:font-weight-asian="normal" style:font-weight-complex="normal"/>
    </style:style>
    <style:style style:name="T167" style:family="text">
      <style:text-properties style:text-underline-style="none" fo:font-weight="normal" officeooo:rsid="05ba7292" style:font-weight-asian="normal" style:font-weight-complex="normal"/>
    </style:style>
    <style:style style:name="T168" style:family="text">
      <style:text-properties style:text-underline-style="none" fo:font-weight="normal" officeooo:rsid="05bf907a" style:font-weight-asian="normal" style:font-weight-complex="normal"/>
    </style:style>
    <style:style style:name="T169" style:family="text">
      <style:text-properties style:text-underline-style="none" fo:font-weight="normal" officeooo:rsid="05e90a92" style:font-weight-asian="normal" style:font-weight-complex="normal"/>
    </style:style>
    <style:style style:name="T170" style:family="text">
      <style:text-properties style:text-underline-style="none" fo:font-weight="normal" officeooo:rsid="062109a6" style:font-weight-asian="normal" style:font-weight-complex="normal"/>
    </style:style>
    <style:style style:name="T171" style:family="text">
      <style:text-properties style:text-underline-style="none" fo:font-weight="normal" officeooo:rsid="06218429" style:font-weight-asian="normal" style:font-weight-complex="normal"/>
    </style:style>
    <style:style style:name="T172" style:family="text">
      <style:text-properties style:text-underline-style="none" fo:font-weight="normal" officeooo:rsid="06275f7c" style:font-weight-asian="normal" style:font-weight-complex="normal"/>
    </style:style>
    <style:style style:name="T173" style:family="text">
      <style:text-properties style:text-underline-style="none" fo:font-weight="normal" officeooo:rsid="0629f681" style:font-weight-asian="normal" style:font-weight-complex="normal"/>
    </style:style>
    <style:style style:name="T174" style:family="text">
      <style:text-properties style:text-underline-style="none" fo:font-weight="normal" officeooo:rsid="062bcd38" style:font-weight-asian="normal" style:font-weight-complex="normal"/>
    </style:style>
    <style:style style:name="T175" style:family="text">
      <style:text-properties style:text-underline-style="none" fo:font-weight="normal" officeooo:rsid="062df195" style:font-weight-asian="normal" style:font-weight-complex="normal"/>
    </style:style>
    <style:style style:name="T176" style:family="text">
      <style:text-properties style:text-underline-style="none" fo:font-weight="normal" officeooo:rsid="055630a0" style:font-weight-asian="normal" style:font-weight-complex="normal"/>
    </style:style>
    <style:style style:name="T177" style:family="text">
      <style:text-properties style:text-underline-style="none" fo:font-weight="normal" officeooo:rsid="0630bde1" style:font-weight-asian="normal" style:font-weight-complex="normal"/>
    </style:style>
    <style:style style:name="T178" style:family="text">
      <style:text-properties style:text-underline-style="none" fo:font-weight="normal" officeooo:rsid="0630e6d2" style:font-weight-asian="normal" style:font-weight-complex="normal"/>
    </style:style>
    <style:style style:name="T179" style:family="text">
      <style:text-properties style:text-underline-style="none" fo:font-weight="normal" officeooo:rsid="0632634d" style:font-weight-asian="normal" style:font-weight-complex="normal"/>
    </style:style>
    <style:style style:name="T180" style:family="text">
      <style:text-properties style:text-underline-style="none" fo:font-weight="normal" officeooo:rsid="06340aab" style:font-weight-asian="normal" style:font-weight-complex="normal"/>
    </style:style>
    <style:style style:name="T181" style:family="text">
      <style:text-properties style:text-underline-style="none" fo:font-weight="normal" officeooo:rsid="0635ef67" style:font-weight-asian="normal" style:font-weight-complex="normal"/>
    </style:style>
    <style:style style:name="T182" style:family="text">
      <style:text-properties style:text-underline-style="none" fo:font-weight="normal" officeooo:rsid="06367ce3" style:font-weight-asian="normal" style:font-weight-complex="normal"/>
    </style:style>
    <style:style style:name="T183" style:family="text">
      <style:text-properties style:text-underline-style="none" fo:font-weight="normal" officeooo:rsid="065ec487" style:font-weight-asian="normal" style:font-weight-complex="normal"/>
    </style:style>
    <style:style style:name="T184" style:family="text">
      <style:text-properties style:text-underline-style="none" fo:font-weight="normal" officeooo:rsid="0660774a" style:font-weight-asian="normal" style:font-weight-complex="normal"/>
    </style:style>
    <style:style style:name="T185" style:family="text">
      <style:text-properties style:text-underline-style="none" fo:font-weight="normal" officeooo:rsid="084af9b9" style:font-weight-asian="normal" style:font-weight-complex="normal"/>
    </style:style>
    <style:style style:name="T186" style:family="text">
      <style:text-properties style:text-underline-style="none" fo:font-weight="normal" officeooo:rsid="086d43ea" style:font-weight-asian="normal" style:font-weight-complex="normal"/>
    </style:style>
    <style:style style:name="T187" style:family="text">
      <style:text-properties style:text-underline-style="none" officeooo:rsid="063f891b"/>
    </style:style>
    <style:style style:name="T188" style:family="text">
      <style:text-properties style:text-underline-style="none" officeooo:rsid="064258da"/>
    </style:style>
    <style:style style:name="T189" style:family="text">
      <style:text-properties style:text-underline-style="none" officeooo:rsid="055630a0"/>
    </style:style>
    <style:style style:name="T190" style:family="text">
      <style:text-properties style:text-underline-style="none" officeooo:rsid="0632634d"/>
    </style:style>
    <style:style style:name="T191" style:family="text">
      <style:text-properties style:text-underline-style="none" officeooo:rsid="0630e6d2"/>
    </style:style>
    <style:style style:name="T192" style:family="text">
      <style:text-properties style:text-underline-style="none" officeooo:rsid="0141adc4"/>
    </style:style>
    <style:style style:name="T193" style:family="text">
      <style:text-properties style:text-underline-style="none" officeooo:rsid="065d2d70"/>
    </style:style>
    <style:style style:name="T194" style:family="text">
      <style:text-properties style:text-underline-style="none" officeooo:rsid="067cb235"/>
    </style:style>
    <style:style style:name="T195" style:family="text">
      <style:text-properties style:text-underline-style="none" officeooo:rsid="0660774a"/>
    </style:style>
    <style:style style:name="T196" style:family="text">
      <style:text-properties style:text-underline-style="none" officeooo:rsid="07d62d77"/>
    </style:style>
    <style:style style:name="T197" style:family="text">
      <style:text-properties style:text-underline-style="none" officeooo:rsid="07d6dbec"/>
    </style:style>
    <style:style style:name="T198" style:family="text">
      <style:text-properties style:text-underline-style="none" officeooo:rsid="07b747f0"/>
    </style:style>
    <style:style style:name="T199" style:family="text">
      <style:text-properties style:text-underline-style="solid" style:text-underline-width="auto" style:text-underline-color="font-color"/>
    </style:style>
    <style:style style:name="T200" style:family="text">
      <style:text-properties style:text-underline-style="solid" style:text-underline-width="auto" style:text-underline-color="font-color" officeooo:rsid="02dc4079"/>
    </style:style>
    <style:style style:name="T201" style:family="text">
      <style:text-properties style:text-underline-style="solid" style:text-underline-width="auto" style:text-underline-color="font-color" officeooo:rsid="064258da"/>
    </style:style>
    <style:style style:name="T202" style:family="text">
      <style:text-properties officeooo:rsid="02ab25e9"/>
    </style:style>
    <style:style style:name="T203" style:family="text">
      <style:text-properties officeooo:rsid="02b05c9a"/>
    </style:style>
    <style:style style:name="T204" style:family="text">
      <style:text-properties officeooo:rsid="02bcce71"/>
    </style:style>
    <style:style style:name="T205" style:family="text">
      <style:text-properties officeooo:rsid="02c5db6a"/>
    </style:style>
    <style:style style:name="T206" style:family="text">
      <style:text-properties officeooo:rsid="02c87df4"/>
    </style:style>
    <style:style style:name="T207" style:family="text">
      <style:text-properties officeooo:rsid="02d072df"/>
    </style:style>
    <style:style style:name="T208" style:family="text">
      <style:text-properties officeooo:rsid="033c50a9"/>
    </style:style>
    <style:style style:name="T209" style:family="text">
      <style:text-properties officeooo:rsid="01536506"/>
    </style:style>
    <style:style style:name="T210" style:family="text">
      <style:text-properties officeooo:rsid="03413198"/>
    </style:style>
    <style:style style:name="T211" style:family="text">
      <style:text-properties officeooo:rsid="0349821d"/>
    </style:style>
    <style:style style:name="T212" style:family="text">
      <style:text-properties officeooo:rsid="036b94d4"/>
    </style:style>
    <style:style style:name="T213" style:family="text">
      <style:text-properties officeooo:rsid="036ce6ed"/>
    </style:style>
    <style:style style:name="T214" style:family="text">
      <style:text-properties officeooo:rsid="03c1c04b"/>
    </style:style>
    <style:style style:name="T215" style:family="text">
      <style:text-properties officeooo:rsid="03e322e9"/>
    </style:style>
    <style:style style:name="T216" style:family="text">
      <style:text-properties officeooo:rsid="03e6885b"/>
    </style:style>
    <style:style style:name="T217" style:family="text">
      <style:text-properties officeooo:rsid="03ebb4ed"/>
    </style:style>
    <style:style style:name="T218" style:family="text">
      <style:text-properties officeooo:rsid="03fd9122"/>
    </style:style>
    <style:style style:name="T219" style:family="text">
      <style:text-properties officeooo:rsid="0404489d"/>
    </style:style>
    <style:style style:name="T220" style:family="text">
      <style:text-properties officeooo:rsid="0410b5e4"/>
    </style:style>
    <style:style style:name="T221" style:family="text">
      <style:text-properties fo:font-style="normal" style:font-style-asian="normal"/>
    </style:style>
    <style:style style:name="T222" style:family="text">
      <style:text-properties officeooo:rsid="015f5928"/>
    </style:style>
    <style:style style:name="T223" style:family="text">
      <style:text-properties officeooo:rsid="0018aeb1"/>
    </style:style>
    <style:style style:name="T224" style:family="text">
      <style:text-properties officeooo:rsid="0036f184"/>
    </style:style>
    <style:style style:name="T225" style:family="text">
      <style:text-properties officeooo:rsid="0019e209"/>
    </style:style>
    <style:style style:name="T226" style:family="text">
      <style:text-properties officeooo:rsid="00a93c8c"/>
    </style:style>
    <style:style style:name="T227" style:family="text">
      <style:text-properties officeooo:rsid="042bbd0c"/>
    </style:style>
    <style:style style:name="T228" style:family="text">
      <style:text-properties officeooo:rsid="042d3974"/>
    </style:style>
    <style:style style:name="T229" style:family="text">
      <style:text-properties officeooo:rsid="042e52e6"/>
    </style:style>
    <style:style style:name="T230" style:family="text">
      <style:text-properties officeooo:rsid="043787db"/>
    </style:style>
    <style:style style:name="T231" style:family="text">
      <style:text-properties officeooo:rsid="04461c46"/>
    </style:style>
    <style:style style:name="T232" style:family="text">
      <style:text-properties officeooo:rsid="045d3dcd"/>
    </style:style>
    <style:style style:name="T233" style:family="text">
      <style:text-properties officeooo:rsid="00b5ad1d"/>
    </style:style>
    <style:style style:name="T234" style:family="text">
      <style:text-properties officeooo:rsid="00b71f47"/>
    </style:style>
    <style:style style:name="T235" style:family="text">
      <style:text-properties officeooo:rsid="00af1993"/>
    </style:style>
    <style:style style:name="T236" style:family="text">
      <style:text-properties officeooo:rsid="00b16453"/>
    </style:style>
    <style:style style:name="T237" style:family="text">
      <style:text-properties officeooo:rsid="04643918"/>
    </style:style>
    <style:style style:name="T238" style:family="text">
      <style:text-properties officeooo:rsid="0468fc53"/>
    </style:style>
    <style:style style:name="T239" style:family="text">
      <style:text-properties officeooo:rsid="048a1955"/>
    </style:style>
    <style:style style:name="T240" style:family="text">
      <style:text-properties officeooo:rsid="03ee2f07"/>
    </style:style>
    <style:style style:name="T241" style:family="text">
      <style:text-properties officeooo:rsid="049139d3"/>
    </style:style>
    <style:style style:name="T242" style:family="text">
      <style:text-properties officeooo:rsid="03b5e694"/>
    </style:style>
    <style:style style:name="T243" style:family="text">
      <style:text-properties officeooo:rsid="04d8c0c1"/>
    </style:style>
    <style:style style:name="T244" style:family="text">
      <style:text-properties officeooo:rsid="04e7c586"/>
    </style:style>
    <style:style style:name="T245" style:family="text">
      <style:text-properties officeooo:rsid="0523c093"/>
    </style:style>
    <style:style style:name="T246" style:family="text">
      <style:text-properties officeooo:rsid="0531c85b"/>
    </style:style>
    <style:style style:name="T247" style:family="text">
      <style:text-properties officeooo:rsid="0537a548"/>
    </style:style>
    <style:style style:name="T248" style:family="text">
      <style:text-properties officeooo:rsid="053abf9a"/>
    </style:style>
    <style:style style:name="T249" style:family="text">
      <style:text-properties officeooo:rsid="053bea03"/>
    </style:style>
    <style:style style:name="T250" style:family="text">
      <style:text-properties officeooo:rsid="0540678e"/>
    </style:style>
    <style:style style:name="T251" style:family="text">
      <style:text-properties officeooo:rsid="0540a7ce"/>
    </style:style>
    <style:style style:name="T252" style:family="text">
      <style:text-properties officeooo:rsid="05512bfa"/>
    </style:style>
    <style:style style:name="T253" style:family="text">
      <style:text-properties officeooo:rsid="0551c172"/>
    </style:style>
    <style:style style:name="T254" style:family="text">
      <style:text-properties officeooo:rsid="055630a0"/>
    </style:style>
    <style:style style:name="T255" style:family="text">
      <style:text-properties officeooo:rsid="05637994"/>
    </style:style>
    <style:style style:name="T256" style:family="text">
      <style:text-properties officeooo:rsid="056cc93a"/>
    </style:style>
    <style:style style:name="T257" style:family="text">
      <style:text-properties officeooo:rsid="0573e5c7"/>
    </style:style>
    <style:style style:name="T258" style:family="text">
      <style:text-properties officeooo:rsid="058187b9"/>
    </style:style>
    <style:style style:name="T259" style:family="text">
      <style:text-properties officeooo:rsid="05840ffb"/>
    </style:style>
    <style:style style:name="T260" style:family="text">
      <style:text-properties officeooo:rsid="05883c22"/>
    </style:style>
    <style:style style:name="T261" style:family="text">
      <style:text-properties officeooo:rsid="058a1dfd"/>
    </style:style>
    <style:style style:name="T262" style:family="text">
      <style:text-properties officeooo:rsid="0521d263"/>
    </style:style>
    <style:style style:name="T263" style:family="text">
      <style:text-properties officeooo:rsid="058d1e20"/>
    </style:style>
    <style:style style:name="T264" style:family="text">
      <style:text-properties officeooo:rsid="05cc65e5"/>
    </style:style>
    <style:style style:name="T265" style:family="text">
      <style:text-properties officeooo:rsid="05cd3167"/>
    </style:style>
    <style:style style:name="T266" style:family="text">
      <style:text-properties officeooo:rsid="05ceff54"/>
    </style:style>
    <style:style style:name="T267" style:family="text">
      <style:text-properties fo:color="#000000" loext:opacity="100%"/>
    </style:style>
    <style:style style:name="T268" style:family="text">
      <style:text-properties fo:color="#000000" loext:opacity="100%" officeooo:rsid="014c05b8"/>
    </style:style>
    <style:style style:name="T269" style:family="text">
      <style:text-properties fo:color="#000000" loext:opacity="100%" officeooo:rsid="082dbe79"/>
    </style:style>
    <style:style style:name="T270" style:family="text">
      <style:text-properties fo:color="#000000" loext:opacity="100%" fo:font-weight="bold" style:font-weight-asian="bold" style:font-weight-complex="bold"/>
    </style:style>
    <style:style style:name="T271" style:family="text">
      <style:text-properties fo:color="#000000" loext:opacity="100%" fo:font-weight="bold" officeooo:rsid="082f3f57" style:font-weight-asian="bold" style:font-weight-complex="bold"/>
    </style:style>
    <style:style style:name="T272" style:family="text">
      <style:text-properties fo:color="#000000" loext:opacity="100%" fo:font-weight="bold" officeooo:rsid="0580a368" style:font-weight-asian="bold" style:font-weight-complex="bold"/>
    </style:style>
    <style:style style:name="T273" style:family="text">
      <style:text-properties fo:color="#000000" loext:opacity="100%" fo:font-weight="bold" officeooo:rsid="06ea2775" style:font-weight-asian="bold" style:font-weight-complex="bold"/>
    </style:style>
    <style:style style:name="T274" style:family="text">
      <style:text-properties officeooo:rsid="0630bde1"/>
    </style:style>
    <style:style style:name="T275" style:family="text">
      <style:text-properties officeooo:rsid="0630e6d2"/>
    </style:style>
    <style:style style:name="T276" style:family="text">
      <style:text-properties officeooo:rsid="0632634d"/>
    </style:style>
    <style:style style:name="T277" style:family="text">
      <style:text-properties officeooo:rsid="063f891b"/>
    </style:style>
    <style:style style:name="T278" style:family="text">
      <style:text-properties officeooo:rsid="064258da"/>
    </style:style>
    <style:style style:name="T279" style:family="text">
      <style:text-properties officeooo:rsid="0266a03d"/>
    </style:style>
    <style:style style:name="T280" style:family="text">
      <style:text-properties officeooo:rsid="04c3f600"/>
    </style:style>
    <style:style style:name="T281" style:family="text">
      <style:text-properties officeooo:rsid="0687f7f1"/>
    </style:style>
    <style:style style:name="T282" style:family="text">
      <style:text-properties officeooo:rsid="014ced5f"/>
    </style:style>
    <style:style style:name="T283" style:family="text">
      <style:text-properties officeooo:rsid="0155be70"/>
    </style:style>
    <style:style style:name="T284" style:family="text">
      <style:text-properties officeooo:rsid="015ce502"/>
    </style:style>
    <style:style style:name="T285" style:family="text">
      <style:text-properties officeooo:rsid="028e224a"/>
    </style:style>
    <style:style style:name="T286" style:family="text">
      <style:text-properties officeooo:rsid="02888261"/>
    </style:style>
    <style:style style:name="T287" style:family="text">
      <style:text-properties officeooo:rsid="068c75df"/>
    </style:style>
    <style:style style:name="T288" style:family="text">
      <style:text-properties officeooo:rsid="06924a9f"/>
    </style:style>
    <style:style style:name="T289" style:family="text">
      <style:text-properties officeooo:rsid="0694368c"/>
    </style:style>
    <style:style style:name="T290" style:family="text">
      <style:text-properties officeooo:rsid="0698b5d2"/>
    </style:style>
    <style:style style:name="T291" style:family="text">
      <style:text-properties officeooo:rsid="06a2245f"/>
    </style:style>
    <style:style style:name="T292" style:family="text">
      <style:text-properties officeooo:rsid="06a2e7ae"/>
    </style:style>
    <style:style style:name="T293" style:family="text">
      <style:text-properties officeooo:rsid="06a2e806"/>
    </style:style>
    <style:style style:name="T294" style:family="text">
      <style:text-properties officeooo:rsid="06a4d04a"/>
    </style:style>
    <style:style style:name="T295" style:family="text">
      <style:text-properties officeooo:rsid="06c54271"/>
    </style:style>
    <style:style style:name="T296" style:family="text">
      <style:text-properties officeooo:rsid="06c609ea"/>
    </style:style>
    <style:style style:name="T297" style:family="text">
      <style:text-properties officeooo:rsid="06c6be79"/>
    </style:style>
    <style:style style:name="T298" style:family="text">
      <style:text-properties officeooo:rsid="06cb78c7"/>
    </style:style>
    <style:style style:name="T299" style:family="text">
      <style:text-properties officeooo:rsid="06cd57a3"/>
    </style:style>
    <style:style style:name="T300" style:family="text">
      <style:text-properties officeooo:rsid="06d58571"/>
    </style:style>
    <style:style style:name="T301" style:family="text">
      <style:text-properties officeooo:rsid="06da2a9c"/>
    </style:style>
    <style:style style:name="T302" style:family="text">
      <style:text-properties officeooo:rsid="06dc56a7"/>
    </style:style>
    <style:style style:name="T303" style:family="text">
      <style:text-properties officeooo:rsid="06dcd6aa"/>
    </style:style>
    <style:style style:name="T304" style:family="text">
      <style:text-properties officeooo:rsid="06e392b1"/>
    </style:style>
    <style:style style:name="T305" style:family="text">
      <style:text-properties officeooo:rsid="06e3fdf1"/>
    </style:style>
    <style:style style:name="T306" style:family="text">
      <style:text-properties officeooo:rsid="06ea2775"/>
    </style:style>
    <style:style style:name="T307" style:family="text">
      <style:text-properties officeooo:rsid="07658a33"/>
    </style:style>
    <style:style style:name="T308" style:family="text">
      <style:text-properties officeooo:rsid="06eee45b"/>
    </style:style>
    <style:style style:name="T309" style:family="text">
      <style:text-properties officeooo:rsid="06f06d4f"/>
    </style:style>
    <style:style style:name="T310" style:family="text">
      <style:text-properties officeooo:rsid="070137aa"/>
    </style:style>
    <style:style style:name="T311" style:family="text">
      <style:text-properties officeooo:rsid="06f0ba5f"/>
    </style:style>
    <style:style style:name="T312" style:family="text">
      <style:text-properties officeooo:rsid="06fd6d83"/>
    </style:style>
    <style:style style:name="T313" style:family="text">
      <style:text-properties officeooo:rsid="075f1cf2"/>
    </style:style>
    <style:style style:name="T314" style:family="text">
      <style:text-properties officeooo:rsid="076134cd"/>
    </style:style>
    <style:style style:name="T315" style:family="text">
      <style:text-properties officeooo:rsid="06f9a78e"/>
    </style:style>
    <style:style style:name="T316" style:family="text">
      <style:text-properties officeooo:rsid="06e57b6f"/>
    </style:style>
    <style:style style:name="T317" style:family="text">
      <style:text-properties officeooo:rsid="06e90204"/>
    </style:style>
    <style:style style:name="T318" style:family="text">
      <style:text-properties officeooo:rsid="0702f988"/>
    </style:style>
    <style:style style:name="T319" style:family="text">
      <style:text-properties officeooo:rsid="070b7a11"/>
    </style:style>
    <style:style style:name="T320" style:family="text">
      <style:text-properties officeooo:rsid="077198be"/>
    </style:style>
    <style:style style:name="T321" style:family="text">
      <style:text-properties officeooo:rsid="0776312b"/>
    </style:style>
    <style:style style:name="T322" style:family="text">
      <style:text-properties officeooo:rsid="07372ed1"/>
    </style:style>
    <style:style style:name="T323" style:family="text">
      <style:text-properties officeooo:rsid="07426de7"/>
    </style:style>
    <style:style style:name="T324" style:family="text">
      <style:text-properties officeooo:rsid="07378e90"/>
    </style:style>
    <style:style style:name="T325" style:family="text">
      <style:text-properties officeooo:rsid="07787692"/>
    </style:style>
    <style:style style:name="T326" style:family="text">
      <style:text-properties officeooo:rsid="0792ac25"/>
    </style:style>
    <style:style style:name="T327" style:family="text">
      <style:text-properties officeooo:rsid="07953926"/>
    </style:style>
    <style:style style:name="T328" style:family="text">
      <style:text-properties officeooo:rsid="079fc458"/>
    </style:style>
    <style:style style:name="T329" style:family="text">
      <style:text-properties officeooo:rsid="07a11fd4"/>
    </style:style>
    <style:style style:name="T330" style:family="text">
      <style:text-properties officeooo:rsid="07a3d5cb"/>
    </style:style>
    <style:style style:name="T331" style:family="text">
      <style:text-properties officeooo:rsid="07a46ab4"/>
    </style:style>
    <style:style style:name="T332" style:family="text">
      <style:text-properties officeooo:rsid="07a57248"/>
    </style:style>
    <style:style style:name="T333" style:family="text">
      <style:text-properties officeooo:rsid="07a754ef"/>
    </style:style>
    <style:style style:name="T334" style:family="text">
      <style:text-properties officeooo:rsid="07aafc01"/>
    </style:style>
    <style:style style:name="T335" style:family="text">
      <style:text-properties officeooo:rsid="07abb50c"/>
    </style:style>
    <style:style style:name="T336" style:family="text">
      <style:text-properties officeooo:rsid="07acc1cd"/>
    </style:style>
    <style:style style:name="T337" style:family="text">
      <style:text-properties officeooo:rsid="07ae3c7a"/>
    </style:style>
    <style:style style:name="T338" style:family="text">
      <style:text-properties officeooo:rsid="07d9b90d"/>
    </style:style>
    <style:style style:name="T339" style:family="text">
      <style:text-properties officeooo:rsid="08115b3e"/>
    </style:style>
    <style:style style:name="T340" style:family="text">
      <style:text-properties officeooo:rsid="0812837b"/>
    </style:style>
    <style:style style:name="T341" style:family="text">
      <style:text-properties officeooo:rsid="08144456"/>
    </style:style>
    <style:style style:name="T342" style:family="text">
      <style:text-properties officeooo:rsid="0816334b"/>
    </style:style>
    <style:style style:name="T343" style:family="text">
      <style:text-properties officeooo:rsid="08179461"/>
    </style:style>
    <style:style style:name="T344" style:family="text">
      <style:text-properties officeooo:rsid="081b5e95"/>
    </style:style>
    <style:style style:name="T345" style:family="text">
      <style:text-properties officeooo:rsid="081dab6e"/>
    </style:style>
    <style:style style:name="T346" style:family="text">
      <style:text-properties officeooo:rsid="081eb317"/>
    </style:style>
    <style:style style:name="T347" style:family="text">
      <style:text-properties officeooo:rsid="0820a6dd"/>
    </style:style>
    <style:style style:name="T348" style:family="text">
      <style:text-properties officeooo:rsid="08215de5"/>
    </style:style>
    <style:style style:name="T349" style:family="text">
      <style:text-properties officeooo:rsid="082257bd"/>
    </style:style>
    <style:style style:name="T350" style:family="text">
      <style:text-properties officeooo:rsid="0824751d"/>
    </style:style>
    <style:style style:name="T351" style:family="text">
      <style:text-properties officeooo:rsid="08280603"/>
    </style:style>
    <style:style style:name="T352" style:family="text">
      <style:text-properties officeooo:rsid="0829a2ec"/>
    </style:style>
    <style:style style:name="T353" style:family="text">
      <style:text-properties officeooo:rsid="0854fa43"/>
    </style:style>
    <style:style style:name="T354" style:family="text">
      <style:text-properties officeooo:rsid="0859e45b"/>
    </style:style>
    <style:style style:name="T355" style:family="text">
      <style:text-properties officeooo:rsid="086a672d"/>
    </style:style>
    <style:style style:name="T356" style:family="text">
      <style:text-properties officeooo:rsid="086ba121"/>
    </style:style>
    <style:style style:name="T357" style:family="text">
      <style:text-properties officeooo:rsid="086ca09e"/>
    </style:style>
    <style:style style:name="T358" style:family="text">
      <style:text-properties officeooo:rsid="08706bb2"/>
    </style:style>
    <style:style style:name="T359" style:family="text">
      <style:text-properties officeooo:rsid="087fbf03"/>
    </style:style>
    <style:style style:name="T360" style:family="text">
      <style:text-properties officeooo:rsid="08909687"/>
    </style:style>
    <style:style style:name="T361" style:family="text">
      <style:text-properties officeooo:rsid="089389fb"/>
    </style:style>
    <style:style style:name="T362" style:family="text">
      <style:text-properties officeooo:rsid="028c96d1"/>
    </style:style>
    <style:style style:name="T363" style:family="text">
      <style:text-properties officeooo:rsid="02ee6843"/>
    </style:style>
    <style:style style:name="T364" style:family="text">
      <style:text-properties officeooo:rsid="02eaf4dd"/>
    </style:style>
    <style:style style:name="T365" style:family="text">
      <style:text-properties officeooo:rsid="02a5fda7"/>
    </style:style>
    <style:style style:name="T366" style:family="text">
      <style:text-properties officeooo:rsid="029cd5c7"/>
    </style:style>
    <style:style style:name="T367" style:family="text">
      <style:text-properties officeooo:rsid="02a70bac"/>
    </style:style>
    <style:style style:name="T368" style:family="text">
      <style:text-properties officeooo:rsid="08a03832"/>
    </style:style>
    <style:style style:name="T369" style:family="text">
      <style:text-properties officeooo:rsid="08a70bf7"/>
    </style:style>
    <style:style style:name="T370" style:family="text">
      <style:text-properties officeooo:rsid="08a9f17f"/>
    </style:style>
    <style:style style:name="T371" style:family="text">
      <style:text-properties officeooo:rsid="08a9f99a"/>
    </style:style>
    <style:style style:name="T372" style:family="text">
      <style:text-properties officeooo:rsid="08ad8c0b"/>
    </style:style>
    <style:style style:name="T373" style:family="text">
      <style:text-properties officeooo:rsid="08af33aa"/>
    </style:style>
    <style:style style:name="T374" style:family="text">
      <style:text-properties officeooo:rsid="08b0348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9">deep</text:span> mathematical understanding of <text:span text:style-name="T328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78" text:outline-level="1">1 – Introduction</text:h>
      <text:p text:style-name="P175"/>
      <text:p text:style-name="P175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3">T</text:span>he <text:span text:style-name="T4">proper</text:span> math aspect <text:span text:style-name="T7">is</text:span> <text:span text:style-name="T7">little by little </text:span>forgotten.</text:p>
      <text:p text:style-name="P176">The objective is to do a summary of the important propositions <text:span text:style-name="T331">of</text:span><text:span text:style-name="T330"> dense neural network</text:span><text:span text:style-name="T332">s</text:span><text:span text:style-name="T330"> (DNN)</text:span>. These propositions will be mathematically proven. <text:span text:style-name="T8">The </text:span><text:span text:style-name="T119">subject</text:span><text:span text:style-name="T8"> </text:span><text:span text:style-name="T334">used </text:span><text:span text:style-name="T335">as</text:span><text:span text:style-name="T334"> reference</text:span><text:span text:style-name="T120"> </text:span><text:span text:style-name="T121">is</text:span><text:span text:style-name="T8"> </text:span><text:span text:style-name="T117">a multi-class classification problem </text:span><text:span text:style-name="T118">with</text:span><text:span text:style-name="T8"> – dense layers, </text:span><text:span text:style-name="T8"><draw:frame draw:style-name="fr5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3">and </text:span><text:span text:style-name="T8">Stochastic gradient descent optimizer. </text:span><text:span text:style-name="T336">But all the elements below </text:span><text:span text:style-name="T122">can be easily re-used or </text:span><text:span text:style-name="T227">re-define</text:span><text:span text:style-name="T228">d</text:span><text:span text:style-name="T122"> to cover regression</text:span><text:span text:style-name="T229">s</text:span><text:span text:style-name="T122">.</text:span></text:p>
      <text:p text:style-name="P175"/>
      <text:h text:style-name="P179" text:outline-level="1">2 – <text:span text:style-name="T9">Notation and Nomenclature</text:span></text:h>
      <text:p text:style-name="P31"/>
      <text:p text:style-name="P107"><text:span text:style-name="T267">Definition –</text:span><text:span text:style-name="T16"> </text:span><text:span text:style-name="T23">Let</text:span><text:span text:style-name="T23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3">, </text:span><text:span text:style-name="T33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3">. Then</text:span><text:span text:style-name="T23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3">continuous function is equivalent to</text:span></text:p>
      <text:p text:style-name="P32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2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3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4">set of </text:span>continuous function<text:span text:style-name="T136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4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8">means the set of continuous functions from</text:span><text:span text:style-name="T208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9">to</text:span><text:span text:style-name="T209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09">.</text:span></text:p>
      <text:p text:style-name="P36"/>
      <text:p text:style-name="P96"><text:span text:style-name="T268">Definition –</text:span><text:span text:style-name="T41"> </text:span><text:span text:style-name="T23">Let</text:span><text:span text:style-name="T23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3">, </text:span><text:span text:style-name="T33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3">. Then</text:span><text:span text:style-name="T23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6">derivable </text:span><text:span text:style-name="T27">is equivalent to</text:span></text:p>
      <text:p text:style-name="P32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2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3"><text:soft-page-break/><text:span text:style-name="T222">The notation</text:span><text:span text:style-name="T222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2">means the </text:span><text:span text:style-name="T134">set of </text:span><text:span text:style-name="T135">derivable</text:span><text:span text:style-name="T222"> function</text:span><text:span text:style-name="T135">s</text:span><text:span text:style-name="T222"> from</text:span><text:span text:style-name="T222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2">to</text:span><text:span text:style-name="T222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2">.</text:span></text:p>
      <text:p text:style-name="P34"><text:span text:style-name="T282">The notation</text:span><text:span text:style-name="T282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8">means the set of </text:span><text:span text:style-name="T210">derivable</text:span><text:span text:style-name="T208"> functions from</text:span><text:span text:style-name="T208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09">to</text:span><text:span text:style-name="T209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09">.</text:span></text:p>
      <text:p text:style-name="P35"/>
      <text:p text:style-name="P95"><text:span text:style-name="T267">Definition –</text:span> <text:span text:style-name="T23">Let</text:span><text:span text:style-name="T23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3">, </text:span><text:span text:style-name="T33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5">, </text:span><text:span text:style-name="T35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9">a norm on</text:span><text:span text:style-name="T39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3">. Then</text:span><text:span text:style-name="T23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0">piece-wise </text:span><text:span text:style-name="T26">derivable </text:span><text:span text:style-name="T27">is equivalent to</text:span></text:p>
      <text:p text:style-name="P37"><draw:frame draw:style-name="fr1" draw:name="Objet84" text:anchor-type="as-char" svg:width="1.656cm" svg:height="0.467cm" draw:z-index="63"><draw:object xlink:href="./Object 84" xlink:type="simple" xlink:show="embed" xlink:actuate="onLoad"/><draw:image xlink:href="./ObjectReplacements/Object 84" xlink:type="simple" xlink:show="embed" xlink:actuate="onLoad"/></draw:frame><text:span text:style-name="T206">such as</text:span><text:span text:style-name="T206"><draw:frame draw:style-name="fr1" draw:name="Objet107" text:anchor-type="as-char" svg:width="0.549cm" svg:height="0.467cm" draw:z-index="6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4">compact and bounded</text:span>,</text:p>
      <text:p text:style-name="P37"><draw:frame draw:style-name="fr1" draw:name="Objet85" text:anchor-type="as-char" svg:width="2.078cm" svg:height="0.547cm" draw:z-index="65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0">non-empty </text:span><text:span text:style-name="T205">open subsets </text:span><text:span text:style-name="T202">such as</text:span><text:span text:style-name="T202"><draw:frame draw:style-name="fr1" draw:name="Objet106" text:anchor-type="as-char" svg:width="1.986cm" svg:height="0.982cm" draw:z-index="6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3">and</text:span><text:span text:style-name="T202"><draw:frame draw:style-name="fr1" draw:name="Objet104" text:anchor-type="as-char" svg:width="2.967cm" svg:height="0.557cm" draw:z-index="67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2">,</text:span><text:span text:style-name="T202"><draw:frame draw:style-name="fr1" draw:name="Objet105" text:anchor-type="as-char" svg:width="3.403cm" svg:height="0.531cm" draw:z-index="68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2">,</text:span></text:p>
      <text:p text:style-name="P37"><draw:frame draw:style-name="fr1" draw:name="Objet86" text:anchor-type="as-char" svg:width="2.067cm" svg:height="0.482cm" draw:z-index="69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0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1"><draw:object xlink:href="./Object 88" xlink:type="simple" xlink:show="embed" xlink:actuate="onLoad"/><draw:image xlink:href="./ObjectReplacements/Object 88" xlink:type="simple" xlink:show="embed" xlink:actuate="onLoad"/></draw:frame>,<text:span text:style-name="T221"><draw:frame draw:style-name="fr1" draw:name="Objet89" text:anchor-type="as-char" svg:width="2.18cm" svg:height="0.54cm" draw:z-index="72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8">The notation<draw:frame draw:style-name="fr1" draw:name="Objet90" text:anchor-type="as-char" svg:width="2.387cm" svg:height="0.591cm" draw:z-index="73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8">piece-wise </text:span><text:span text:style-name="T139">derivable</text:span> functions <text:span text:style-name="T140">from</text:span><text:span text:style-name="T140"><draw:frame draw:style-name="fr1" draw:name="Objet91" text:anchor-type="as-char" svg:width="0.524cm" svg:height="0.326cm" draw:z-index="74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1">to</text:span><text:span text:style-name="T141"><draw:frame draw:style-name="fr1" draw:name="Objet92" text:anchor-type="as-char" svg:width="0.84cm" svg:height="0.527cm" draw:z-index="7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1">.</text:span></text:p>
      <text:p text:style-name="P33">The notation<draw:frame draw:style-name="fr1" draw:name="Objet123" text:anchor-type="as-char" svg:width="1.771cm" svg:height="0.591cm" draw:z-index="78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08">means the set of </text:span><text:span text:style-name="T138">piece-wise </text:span><text:span text:style-name="T139">derivable</text:span><text:span text:style-name="T208"> functions from</text:span><text:span text:style-name="T208"><draw:frame draw:style-name="fr1" draw:name="Objet124" text:anchor-type="as-char" svg:width="0.744cm" svg:height="0.527cm" draw:z-index="80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09">to</text:span><text:span text:style-name="T209"><draw:frame draw:style-name="fr1" draw:name="Objet125" text:anchor-type="as-char" svg:width="0.744cm" svg:height="0.527cm" draw:z-index="11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09">.</text:span></text:p>
      <text:p text:style-name="P57"/>
      <text:p text:style-name="P191"><text:span text:style-name="T15">Proposition</text:span><text:span text:style-name="T10"> – </text:span><text:span text:style-name="T282">Let</text:span><text:span text:style-name="T282"><draw:frame draw:style-name="fr1" draw:name="Objet340" text:anchor-type="as-char" svg:width="0.524cm" svg:height="0.326cm" draw:z-index="336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283">a</text:span><text:span text:style-name="T284"> non-empty </text:span><text:span text:style-name="T285">open</text:span><text:span text:style-name="T284"> </text:span><text:span text:style-name="T286">subset </text:span><text:span text:style-name="T283">of</text:span><text:span text:style-name="T283"><draw:frame draw:style-name="fr1" draw:name="Objet341" text:anchor-type="as-char" svg:width="0.744cm" svg:height="0.527cm" draw:z-index="337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83">. </text:span><text:span text:style-name="T369">Then</text:span></text:p>
      <text:p text:style-name="P192"><draw:frame draw:style-name="fr1" draw:name="Objet238" text:anchor-type="as-char" svg:width="6.412cm" svg:height="0.591cm" draw:z-index="119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7"/>
      <text:p text:style-name="P74"><text:span text:style-name="T199">Proof:</text:span> TO DO.</text:p>
      <text:p text:style-name="P57"/>
      <text:p text:style-name="P187"><text:span text:style-name="T10">Definition –</text:span> <text:span text:style-name="T282">Let</text:span><text:span text:style-name="T282"><draw:frame draw:style-name="fr1" draw:name="Objet327" text:anchor-type="as-char" svg:width="0.524cm" svg:height="0.326cm" draw:z-index="326"><draw:object xlink:href="./Object 327" xlink:type="simple" xlink:show="embed" xlink:actuate="onLoad"/><draw:image xlink:href="./ObjectReplacements/Object 327" xlink:type="simple" xlink:show="embed" xlink:actuate="onLoad"/><svg:desc>formule</svg:desc></draw:frame></text:span><text:span text:style-name="T283">a</text:span><text:span text:style-name="T284"> non-empty </text:span><text:span text:style-name="T285">open</text:span><text:span text:style-name="T284"> </text:span><text:span text:style-name="T286">subset </text:span><text:span text:style-name="T283">of</text:span><text:span text:style-name="T283"><draw:frame draw:style-name="fr1" draw:name="Objet328" text:anchor-type="as-char" svg:width="0.744cm" svg:height="0.527cm" draw:z-index="327"><draw:object xlink:href="./Object 328" xlink:type="simple" xlink:show="embed" xlink:actuate="onLoad"/><draw:image xlink:href="./ObjectReplacements/Object 328" xlink:type="simple" xlink:show="embed" xlink:actuate="onLoad"/><svg:desc>formule</svg:desc></draw:frame></text:span><text:span text:style-name="T282">, </text:span><text:span text:style-name="T362"><draw:frame draw:style-name="fr1" draw:name="Objet329" text:anchor-type="as-char" svg:width="0.912cm" svg:height="0.531cm" draw:z-index="328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363">a</text:span><text:span text:style-name="T364"> </text:span><text:span text:style-name="T285">norm </text:span><text:span text:style-name="T365">on</text:span><text:span text:style-name="T366"><draw:frame draw:style-name="fr1" draw:name="Objet330" text:anchor-type="as-char" svg:width="0.744cm" svg:height="0.527cm" draw:z-index="329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2">, </text:span><text:span text:style-name="T367">and</text:span><text:span text:style-name="T282"><draw:frame draw:style-name="fr1" draw:name="Objet333" text:anchor-type="as-char" svg:width="2.305cm" svg:height="0.506cm" draw:z-index="330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2">. </text:span><text:span text:style-name="T368">Let</text:span><text:span text:style-name="T368"><draw:frame draw:style-name="fr2" draw:name="Objet336" text:anchor-type="as-char" svg:width="0.975cm" svg:height="0.467cm" draw:z-index="335"><draw:object xlink:href="./Object 336" xlink:type="simple" xlink:show="embed" xlink:actuate="onLoad"/><draw:image xlink:href="./ObjectReplacements/Object 336" xlink:type="simple" xlink:show="embed" xlink:actuate="onLoad"/></draw:frame></text:span><text:span text:style-name="T368">. </text:span><text:span text:style-name="T282">Then</text:span><text:span text:style-name="T282"><draw:frame draw:style-name="fr1" draw:name="Objet334" text:anchor-type="as-char" svg:width="0.404cm" svg:height="0.467cm" draw:z-index="331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282"><draw:frame draw:style-name="fr2" draw:name="Objet335" text:anchor-type="as-char" svg:width="2.055cm" svg:height="0.467cm" draw:z-index="332"><draw:object xlink:href="./Object 335" xlink:type="simple" xlink:show="embed" xlink:actuate="onLoad"/><draw:image xlink:href="./ObjectReplacements/Object 335" xlink:type="simple" xlink:show="embed" xlink:actuate="onLoad"/></draw:frame></text:span><text:span text:style-name="T371">on</text:span><text:span text:style-name="T371"><draw:frame draw:style-name="fr1" draw:name="Objet339" text:anchor-type="as-char" svg:width="0.524cm" svg:height="0.326cm" draw:z-index="338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222">is equivalent to</text:span></text:p>
      <text:p text:style-name="P188"><draw:frame draw:style-name="fr1" draw:name="Objet331" text:anchor-type="as-char" svg:width="2.335cm" svg:height="0.557cm" draw:z-index="333"><draw:object xlink:href="./Object 331" xlink:type="simple" xlink:show="embed" xlink:actuate="onLoad"/><draw:image xlink:href="./ObjectReplacements/Object 331" xlink:type="simple" xlink:show="embed" xlink:actuate="onLoad"/><svg:desc>formule</svg:desc></draw:frame>,<draw:frame draw:style-name="fr1" draw:name="Objet332" text:anchor-type="as-char" svg:width="5.786cm" svg:height="1.046cm" draw:z-index="334"><draw:object xlink:href="./Object 332" xlink:type="simple" xlink:show="embed" xlink:actuate="onLoad"/><draw:image xlink:href="./ObjectReplacements/Object 332" xlink:type="simple" xlink:show="embed" xlink:actuate="onLoad"/><svg:desc>formule</svg:desc></draw:frame></text:p>
      <text:p text:style-name="P190"/>
      <text:p text:style-name="P193"><text:span text:style-name="T10">Definition –</text:span> <text:span text:style-name="T282">Let</text:span><text:span text:style-name="T282"><draw:frame draw:style-name="fr1" draw:name="Objet337" text:anchor-type="as-char" svg:width="0.524cm" svg:height="0.326cm" draw:z-index="339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83">a</text:span><text:span text:style-name="T284"> non-empty </text:span><text:span text:style-name="T285">open</text:span><text:span text:style-name="T284"> </text:span><text:span text:style-name="T286">subset </text:span><text:span text:style-name="T283">of</text:span><text:span text:style-name="T283"><draw:frame draw:style-name="fr1" draw:name="Objet338" text:anchor-type="as-char" svg:width="0.744cm" svg:height="0.527cm" draw:z-index="340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82">, </text:span><text:span text:style-name="T362"><draw:frame draw:style-name="fr1" draw:name="Objet342" text:anchor-type="as-char" svg:width="0.912cm" svg:height="0.531cm" draw:z-index="341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363">a</text:span><text:span text:style-name="T364"> </text:span><text:span text:style-name="T285">norm </text:span><text:span text:style-name="T365">on</text:span><text:span text:style-name="T366"><draw:frame draw:style-name="fr1" draw:name="Objet343" text:anchor-type="as-char" svg:width="0.744cm" svg:height="0.527cm" draw:z-index="342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282">, </text:span><text:span text:style-name="T367">and</text:span><text:span text:style-name="T282"><draw:frame draw:style-name="fr1" draw:name="Objet344" text:anchor-type="as-char" svg:width="2.305cm" svg:height="0.506cm" draw:z-index="343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2">. </text:span><text:span text:style-name="T372">Then</text:span><text:span text:style-name="T372"><draw:frame draw:style-name="fr1" draw:name="Objet345" text:anchor-type="as-char" svg:width="0.404cm" svg:height="0.467cm" draw:z-index="344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2">convex on</text:span><text:span text:style-name="T372"><draw:frame draw:style-name="fr1" draw:name="Objet346" text:anchor-type="as-char" svg:width="0.524cm" svg:height="0.326cm" draw:z-index="345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2">is equivalent to</text:span></text:p>
      <text:p text:style-name="P189">&lt;<text:span text:style-name="T373">TODO&gt;</text:span></text:p>
      <text:p text:style-name="P57"/>
      <text:p text:style-name="P164"><text:span text:style-name="T10">Notation –</text:span> <text:span text:style-name="T339">Let</text:span><text:span text:style-name="T339"><draw:frame draw:style-name="fr1" draw:name="Objet291" text:anchor-type="as-char" svg:width="5.726cm" svg:height="1.281cm" draw:z-index="117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0">an application with</text:span><text:span text:style-name="T340"><draw:frame draw:style-name="fr1" draw:name="Objet295" text:anchor-type="as-char" svg:width="0.422cm" svg:height="0.467cm" draw:z-index="118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0">parameters </text:span><text:span text:style-name="T348">and</text:span><text:span text:style-name="T348"><draw:frame draw:style-name="fr1" draw:name="Objet300" text:anchor-type="as-char" svg:width="0.515cm" svg:height="0.467cm" draw:z-index="120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8">outputs</text:span><text:span text:style-name="T340">. </text:span><text:span text:style-name="T341">Then for</text:span><text:span text:style-name="T341"><draw:frame draw:style-name="fr1" draw:name="Objet292" text:anchor-type="as-char" svg:width="1.722cm" svg:height="0.482cm" draw:z-index="127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2">the notation</text:span><text:span text:style-name="T342"><draw:frame draw:style-name="fr1" draw:name="Objet294" text:anchor-type="as-char" svg:width="4.904cm" svg:height="0.54cm" draw:z-index="128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3">means </text:span><text:span text:style-name="T349">the application</text:span><text:soft-page-break/><text:span text:style-name="T343"><draw:frame draw:style-name="fr1" draw:name="Objet293" text:anchor-type="as-char" svg:width="8.691cm" svg:height="1.281cm" draw:z-index="129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1">.</text:span></text:p>
      <text:p text:style-name="P167"/>
      <text:p text:style-name="P165"><text:span text:style-name="T10">Notation –</text:span> <text:span text:style-name="T351">Let</text:span><text:span text:style-name="T351"><draw:frame draw:style-name="fr1" draw:name="Objet302" text:anchor-type="as-char" svg:width="1.991cm" svg:height="0.508cm" draw:z-index="130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1">and</text:span><text:span text:style-name="T351"><draw:frame draw:style-name="fr1" draw:name="Objet303" text:anchor-type="as-char" svg:width="2.35cm" svg:height="0.508cm" draw:z-index="131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1">. Then the notation</text:span><text:span text:style-name="T351"><draw:frame draw:style-name="fr1" draw:name="Objet304" text:anchor-type="as-char" svg:width="0.894cm" svg:height="0.467cm" draw:z-index="132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2">means the application</text:span><text:span text:style-name="T352"><draw:frame draw:style-name="fr1" draw:name="Objet305" text:anchor-type="as-char" svg:width="3.468cm" svg:height="1.175cm" draw:z-index="133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2">.</text:span></text:p>
      <text:p text:style-name="P174"/>
      <text:p text:style-name="P165"><text:span text:style-name="T344">Let</text:span><text:span text:style-name="T344"><draw:frame draw:style-name="fr1" draw:name="Objet296" text:anchor-type="as-char" svg:width="1.635cm" svg:height="0.547cm" draw:z-index="134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5">with</text:span><text:span text:style-name="T345"><draw:frame draw:style-name="fr1" draw:name="Objet297" text:anchor-type="as-char" svg:width="2.358cm" svg:height="0.572cm" draw:z-index="135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6">for</text:span><text:span text:style-name="T346"><draw:frame draw:style-name="fr1" draw:name="Objet298" text:anchor-type="as-char" svg:width="1.625cm" svg:height="0.482cm" draw:z-index="136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6">. </text:span><text:span text:style-name="T347">Then the notation</text:span><text:span text:style-name="T347"><draw:frame draw:style-name="fr1" draw:name="Objet299" text:anchor-type="as-char" svg:width="0.981cm" svg:height="0.727cm" draw:z-index="143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0">means the application</text:span><text:span text:style-name="T350"><draw:frame draw:style-name="fr1" draw:name="Objet301" text:anchor-type="as-char" svg:width="5.861cm" svg:height="1.281cm" draw:z-index="144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0">.</text:span></text:p>
      <text:p text:style-name="P57"/>
      <text:p text:style-name="P90"><text:span text:style-name="T10">Notation –</text:span> <text:span text:style-name="T358">The notation</text:span><text:span text:style-name="T142"><draw:frame draw:style-name="fr1" draw:name="Objet314" text:anchor-type="as-char" svg:width="0.945cm" svg:height="0.614cm" draw:z-index="145"><draw:object xlink:href="./Object 314" xlink:type="simple" xlink:show="embed" xlink:actuate="onLoad"/><draw:image xlink:href="./ObjectReplacements/Object 314" xlink:type="simple" xlink:show="embed" xlink:actuate="onLoad"/><svg:desc>formule</svg:desc></draw:frame></text:span><text:span text:style-name="T358">means the</text:span><text:span text:style-name="T133"><draw:frame draw:style-name="fr1" draw:name="Objet315" text:anchor-type="as-char" svg:width="1.099cm" svg:height="0.603cm" draw:z-index="146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133">indicator function </text:span><text:span text:style-name="T144">on</text:span><text:span text:style-name="T144"><draw:frame draw:style-name="fr1" draw:name="Objet316" text:anchor-type="as-char" svg:width="0.556cm" svg:height="0.385cm" draw:z-index="147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44">.</text:span></text:p>
      <text:p text:style-name="P91"><draw:frame draw:style-name="fr1" draw:name="Objet318" text:anchor-type="as-char" svg:width="4.875cm" svg:height="0.702cm" draw:z-index="150"><draw:object xlink:href="./Object 318" xlink:type="simple" xlink:show="embed" xlink:actuate="onLoad"/><draw:image xlink:href="./ObjectReplacements/Object 318" xlink:type="simple" xlink:show="embed" xlink:actuate="onLoad"/><svg:desc>formule</svg:desc></draw:frame></text:p>
      <text:p text:style-name="P91"/>
      <text:p text:style-name="P97"><text:span text:style-name="T267">Definition –</text:span> <text:span text:style-name="T16">Let</text:span><text:span text:style-name="T16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5">for</text:span><text:span text:style-name="T75"><draw:frame draw:style-name="fr1" draw:name="Objet244" text:anchor-type="as-char" svg:width="1.625cm" svg:height="0.482cm" draw:z-index="151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152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6">.</text:span><text:span text:style-name="T17"> Then the ordered rectangular array</text:span></text:p>
      <text:p text:style-name="P39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1">is a real matrix of dimension<draw:frame draw:style-name="fr1" draw:name="Objet4" text:anchor-type="as-char" svg:width="1.088cm" svg:height="0.467cm" draw:z-index="154"><draw:object xlink:href="./Object 4" xlink:type="simple" xlink:show="embed" xlink:actuate="onLoad"/><draw:image xlink:href="./ObjectReplacements/Object 4" xlink:type="simple" xlink:show="embed" xlink:actuate="onLoad"/></draw:frame>.</text:p>
      <text:p text:style-name="P41"/>
      <text:p text:style-name="P28"><text:span text:style-name="T223">T</text:span>he following notation<text:span text:style-name="T224">s</text:span> <text:span text:style-name="T224">are</text:span> considered</text:p>
      <text:p text:style-name="P22"><draw:frame draw:style-name="fr1" draw:name="Objet11" text:anchor-type="as-char" svg:width="2.057cm" svg:height="0.482cm" draw:z-index="155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56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57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58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5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160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61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0"/>
      <text:p text:style-name="P42"><text:span text:style-name="T223">The notation</text:span><text:span text:style-name="T223"><draw:frame draw:style-name="fr1" draw:name="Objet6" text:anchor-type="as-char" svg:width="1.055cm" svg:height="0.531cm" draw:z-index="16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25">means</text:span><text:span text:style-name="T223"> the matrix set of dimension</text:span><text:span text:style-name="T223"><draw:frame draw:style-name="fr1" draw:name="Objet7" text:anchor-type="as-char" svg:width="1.088cm" svg:height="0.467cm" draw:z-index="16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1" draw:name="Objet19" text:anchor-type="as-char" svg:width="0.556cm" svg:height="0.385cm" draw:z-index="16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3">.</text:span></text:p>
      <text:p text:style-name="P42"><text:span text:style-name="T223">The notation</text:span><text:span text:style-name="T223"><draw:frame draw:style-name="fr1" draw:name="Objet2" text:anchor-type="as-char" svg:width="1.7cm" svg:height="0.54cm" draw:z-index="17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25">means</text:span><text:span text:style-name="T223"> the matrix set of dimension</text:span><text:span text:style-name="T223"><draw:frame draw:style-name="fr1" draw:name="Objet3" text:anchor-type="as-char" svg:width="1.088cm" svg:height="0.467cm" draw:z-index="17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1" draw:name="Objet126" text:anchor-type="as-char" svg:width="1.208cm" svg:height="0.467cm" draw:z-index="17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3">.</text:span></text:p>
      <text:p text:style-name="P40"><text:soft-page-break/></text:p>
      <text:p text:style-name="P97">Convention –<text:span text:style-name="T16"> A vector is a matrix with only one row. Thus, </text:span><text:span text:style-name="T18">the real vector set</text:span><text:span text:style-name="T18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6">is equivalent to</text:span><text:span text:style-name="T16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6">.</text:span></text:p>
      <text:p text:style-name="P47"/>
      <text:p text:style-name="P98">Notation – <text:span text:style-name="T16">The matrix transpose operation will be noted as</text:span><text:span text:style-name="T16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6">.</text:span></text:p>
      <text:p text:style-name="P43"/>
      <text:p text:style-name="P99"><text:span text:style-name="T269">Definition</text:span><text:span text:style-name="T267"> –</text:span><text:span text:style-name="T16"> Let</text:span><text:span text:style-name="T16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, and</text:span><text:span text:style-name="T16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, and let the product noted</text:span><text:span text:style-name="T16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6">or</text:span><text:span text:style-name="T16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6">be</text:span></text:p>
      <text:p text:style-name="P46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3"><text:span text:style-name="T226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5"><text:span text:style-name="T125"><draw:frame draw:style-name="fr1" draw:name="Objet40" text:anchor-type="as-char" svg:width="2.057cm" svg:height="0.482cm" draw:z-index="7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5">,</text:span><text:span text:style-name="T125"><draw:frame draw:style-name="fr1" draw:name="Objet79" text:anchor-type="as-char" svg:width="2.171cm" svg:height="0.482cm" draw:z-index="7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5">,</text:span><draw:frame draw:style-name="fr1" draw:name="Objet27" text:anchor-type="as-char" svg:width="3.381cm" svg:height="1.139cm" draw:z-index="7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4"/>
      <text:p text:style-name="P52"><text:span text:style-name="T271">Definition</text:span><text:span text:style-name="T270"> –</text:span> Let<draw:frame draw:style-name="fr1" draw:name="Objet171" text:anchor-type="as-char" svg:width="1.115cm" svg:height="0.467cm" draw:z-index="81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82"><draw:object xlink:href="./Object 172" xlink:type="simple" xlink:show="embed" xlink:actuate="onLoad"/><draw:image xlink:href="./ObjectReplacements/Object 172" xlink:type="simple" xlink:show="embed" xlink:actuate="onLoad"/></draw:frame>. Let the <text:span text:style-name="T281">scalar</text:span> wise product noted as<draw:frame draw:style-name="fr1" draw:name="Objet173" text:anchor-type="as-char" svg:width="1.064cm" svg:height="0.467cm" draw:z-index="11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3"><draw:frame draw:style-name="fr1" draw:name="Objet174" text:anchor-type="as-char" svg:width="2.939cm" svg:height="0.467cm" draw:z-index="164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2">where<draw:frame draw:style-name="fr1" draw:name="Objet175" text:anchor-type="as-char" svg:width="0.506cm" svg:height="0.467cm" draw:z-index="176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177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3"><draw:frame draw:style-name="fr1" draw:name="Objet169" text:anchor-type="as-char" svg:width="2.057cm" svg:height="0.482cm" draw:z-index="178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179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8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66"/>
      <text:p text:style-name="P148"><text:span text:style-name="T10">Theorem –</text:span> <text:span text:style-name="T282">Let</text:span><text:span text:style-name="T282"><draw:frame draw:style-name="fr1" draw:name="Objet227" text:anchor-type="as-char" svg:width="0.549cm" svg:height="0.467cm" draw:z-index="181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7">and</text:span><text:span text:style-name="T287"><draw:frame draw:style-name="fr1" draw:name="Objet234" text:anchor-type="as-char" svg:width="0.52cm" svg:height="0.467cm" draw:z-index="182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4">non-empty </text:span><text:span text:style-name="T285">open</text:span><text:span text:style-name="T284"> </text:span><text:span text:style-name="T286">subset</text:span><text:span text:style-name="T287">s</text:span><text:span text:style-name="T286"> </text:span><text:span text:style-name="T283">of</text:span><text:span text:style-name="T283"><draw:frame draw:style-name="fr1" draw:name="Objet228" text:anchor-type="as-char" svg:width="0.688cm" svg:height="0.527cm" draw:z-index="183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7">and</text:span><text:span text:style-name="T287"><draw:frame draw:style-name="fr1" draw:name="Objet235" text:anchor-type="as-char" svg:width="0.744cm" svg:height="0.527cm" draw:z-index="184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7">. Let</text:span><text:span text:style-name="T282"><draw:frame draw:style-name="fr1" draw:name="Objet233" text:anchor-type="as-char" svg:width="2.401cm" svg:height="1.175cm" draw:z-index="185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7">and</text:span><text:span text:style-name="T287"><draw:frame draw:style-name="fr1" draw:name="Objet229" text:anchor-type="as-char" svg:width="2.545cm" svg:height="1.198cm" draw:z-index="187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8">such as</text:span><text:span text:style-name="T288"><draw:frame draw:style-name="fr1" draw:name="Objet230" text:anchor-type="as-char" svg:width="2.297cm" svg:height="0.506cm" draw:z-index="188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9">and</text:span><text:span text:style-name="T289"><draw:frame draw:style-name="fr1" draw:name="Objet231" text:anchor-type="as-char" svg:width="2.499cm" svg:height="0.557cm" draw:z-index="190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9">. </text:span><text:span text:style-name="T290">Then</text:span><text:span text:style-name="T290"><draw:frame draw:style-name="fr1" draw:name="Objet232" text:anchor-type="as-char" svg:width="3.468cm" svg:height="1.198cm" draw:z-index="191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1">is </text:span><text:span text:style-name="T292">in</text:span><text:span text:style-name="T292"><draw:frame draw:style-name="fr1" draw:name="Objet236" text:anchor-type="as-char" svg:width="1.954cm" svg:height="0.557cm" draw:z-index="192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3">and </text:span><text:span text:style-name="T294">its Jacobian is</text:span></text:p>
      <text:p text:style-name="P155"><draw:frame draw:style-name="fr1" draw:name="Objet237" text:anchor-type="as-char" svg:width="6.038cm" svg:height="1.75cm" draw:z-index="193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40"/>
      <text:p text:style-name="P156"><text:span text:style-name="T199">Proof:</text:span> TO DO.</text:p>
      <text:p text:style-name="P140"/>
      <text:h text:style-name="P180" text:outline-level="1"><text:span text:style-name="T127">3</text:span> – <text:span text:style-name="T111">Activation functions</text:span></text:h>
      <text:p text:style-name="P94"/>
      <text:p text:style-name="P94"><text:soft-page-break/><text:span text:style-name="T267">Definition –</text:span><text:span text:style-name="T16"> </text:span><text:span text:style-name="T19">Let</text:span><text:span text:style-name="T28"><draw:frame draw:style-name="fr1" draw:name="Objet78" text:anchor-type="as-char" svg:width="2.408cm" svg:height="0.591cm" draw:z-index="195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.</text:span><text:span text:style-name="T19"> </text:span><text:span text:style-name="T29">T</text:span><text:span text:style-name="T20">hen the </text:span><text:span text:style-name="T31">vector</text:span><text:span text:style-name="T21"> wise </text:span><text:span text:style-name="T22">application</text:span></text:p>
      <text:p text:style-name="P58"><draw:frame draw:style-name="fr1" draw:name="Objet38" text:anchor-type="as-char" svg:width="2.912cm" svg:height="1.198cm" draw:z-index="196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272">Definition</text:span><text:span text:style-name="T270"> –</text:span> <draw:frame draw:style-name="fr1" draw:name="Objet143" text:anchor-type="as-char" svg:width="1.252cm" svg:height="0.467cm" draw:z-index="197"><draw:object xlink:href="./Object 143" xlink:type="simple" xlink:show="embed" xlink:actuate="onLoad"/><draw:image xlink:href="./ObjectReplacements/Object 143" xlink:type="simple" xlink:show="embed" xlink:actuate="onLoad"/></draw:frame><text:span text:style-name="T259">is</text:span><text:span text:style-name="T128"> </text:span><text:span text:style-name="T259">the following </text:span><text:span text:style-name="T211">vector</text:span><text:span text:style-name="T129"> wise </text:span><text:span text:style-name="T125">application</text:span></text:p>
      <text:p text:style-name="P12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3">with</text:span><text:span text:style-name="T143"><draw:frame draw:style-name="fr1" draw:name="Objet47" text:anchor-type="as-char" svg:width="0.928cm" svg:height="0.467cm" draw:z-index="83"><draw:object xlink:href="./Object 47" xlink:type="simple" xlink:show="embed" xlink:actuate="onLoad"/><draw:image xlink:href="./ObjectReplacements/Object 47" xlink:type="simple" xlink:show="embed" xlink:actuate="onLoad"/></draw:frame></text:span><text:span text:style-name="T143">the </text:span><text:span text:style-name="T145">element-wise </text:span><text:span text:style-name="T143">maximum </text:span><text:span text:style-name="T147">operation</text:span><text:span text:style-name="T143"> </text:span><text:span text:style-name="T146">between two vectors</text:span><text:span text:style-name="T143">.</text:span></text:p>
      <text:p text:style-name="P10"/>
      <text:p text:style-name="P65"><text:span text:style-name="T11">Hypothesis –</text:span><text:span text:style-name="T258"> </text:span><text:span text:style-name="T262">The notation</text:span><text:span text:style-name="T262"><draw:frame draw:style-name="fr1" draw:name="Objet141" text:anchor-type="as-char" svg:width="1.369cm" svg:height="0.531cm" draw:z-index="84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8">means</text:span><text:span text:style-name="T245"> the application </text:span><text:span text:style-name="T247">corresponding to </text:span><text:span text:style-name="T249">the </text:span><text:span text:style-name="T250">coefficient</text:span><text:span text:style-name="T249"><draw:frame draw:style-name="fr1" draw:name="Objet147" text:anchor-type="as-char" svg:width="0.395cm" svg:height="0.467cm" draw:z-index="85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1">of</text:span><text:span text:style-name="T247"> </text:span><text:span text:style-name="T245">the </text:span><text:span text:style-name="T263">function</text:span><text:span text:style-name="T263"><draw:frame draw:style-name="fr1" draw:name="Objet148" text:anchor-type="as-char" svg:width="1.252cm" svg:height="0.467cm" draw:z-index="86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2">. </text:span><text:span text:style-name="T254">Let</text:span><text:span text:style-name="T254"><draw:frame draw:style-name="fr1" draw:name="Objet149" text:anchor-type="as-char" svg:width="1.282cm" svg:height="0.527cm" draw:z-index="19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0">t</text:span><text:span text:style-name="T254">hen</text:span></text:p>
      <text:p text:style-name="P62"><draw:frame draw:style-name="fr1" draw:name="Objet153" text:anchor-type="as-char" svg:width="2.221cm" svg:height="0.482cm" draw:z-index="87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94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6"/>
      <text:p text:style-name="P66"><draw:frame draw:style-name="fr1" draw:name="Objet133" text:anchor-type="as-char" svg:width="1.252cm" svg:height="0.467cm" draw:z-index="126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6">on </text:span><text:span text:style-name="T257">every </text:span><text:span text:style-name="T256">coefficients at</text:span><text:span text:style-name="T256"><draw:frame draw:style-name="fr1" draw:name="Objet140" text:anchor-type="as-char" svg:width="0.422cm" svg:height="0.467cm" draw:z-index="173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3"><draw:frame draw:style-name="fr1" draw:name="Objet150" text:anchor-type="as-char" svg:width="2.221cm" svg:height="0.482cm" draw:z-index="199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200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51"><text:span text:style-name="T12">Proposition –</text:span><text:span text:style-name="T260"> </text:span><text:span text:style-name="T260"><draw:frame draw:style-name="fr1" draw:name="Objet145" text:anchor-type="as-char" svg:width="1.252cm" svg:height="0.467cm" draw:z-index="201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1">is an activation function. </text:span><text:span text:style-name="T232">Its </text:span>Jacobian matrix is</text:p>
      <text:p text:style-name="P17"><draw:frame draw:style-name="fr1" draw:name="Objet26" text:anchor-type="as-char" svg:width="8.931cm" svg:height="3.63cm" draw:z-index="202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1"/>
      <text:p text:style-name="P20"><text:span text:style-name="T199">Proof:</text:span><text:span text:style-name="T153"> </text:span><text:span text:style-name="T154">TO DO.</text:span></text:p>
      <text:p text:style-name="P113"/>
      <text:p text:style-name="P9"><text:span text:style-name="T10">Proposition –</text:span> <text:span text:style-name="T243">T</text:span><text:span text:style-name="T128">he </text:span><text:span text:style-name="T130">following</text:span><text:span text:style-name="T128"> </text:span><text:span text:style-name="T211">vector</text:span><text:span text:style-name="T129"> wise </text:span><text:span text:style-name="T125">application</text:span><text:span text:style-name="T131"> </text:span><text:span text:style-name="T232">is an</text:span><text:span text:style-name="T132"> activation function</text:span></text:p>
      <text:p text:style-name="P13"><text:soft-page-break/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8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8">element-wise </text:span><text:span text:style-name="T126">exponential </text:span><text:span text:style-name="T137">operation</text:span>.</text:p>
      <text:p text:style-name="P16">The<draw:frame draw:style-name="fr1" draw:name="Objet94" text:anchor-type="as-char" svg:width="1.64cm" svg:height="0.467cm" draw:z-index="89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9">function will be denoted as</text:span><text:span text:style-name="T149"><draw:frame draw:style-name="fr1" draw:name="Objet97" text:anchor-type="as-char" svg:width="0.443cm" svg:height="0.467cm" draw:z-index="9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9">for simplicity.</text:span></text:p>
      <text:p text:style-name="P15"/>
      <text:p text:style-name="P72">Its Jacobian matrix is</text:p>
      <text:p text:style-name="P14"><draw:frame draw:style-name="fr1" draw:name="Objet95" text:anchor-type="as-char" svg:width="3.253cm" svg:height="1.773cm" draw:z-index="91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70">where<draw:frame draw:style-name="fr1" draw:name="Objet37" text:anchor-type="as-char" svg:width="1.716cm" svg:height="0.527cm" draw:z-index="92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05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71"><draw:frame draw:style-name="fr1" draw:name="Objet99" text:anchor-type="as-char" svg:width="5.743cm" svg:height="0.998cm" draw:z-index="93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50">w</text:span>ith<draw:frame draw:style-name="fr1" draw:name="Objet77" text:anchor-type="as-char" svg:width="0.907cm" svg:height="0.473cm" draw:z-index="95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1">the Kronecker </text:span><text:span text:style-name="T152">delta</text:span><text:span text:style-name="T151">.</text:span></text:p>
      <text:p text:style-name="P18"/>
      <text:p text:style-name="P19"><text:span text:style-name="T199">Proof:</text:span><text:span text:style-name="T153"> </text:span><text:span text:style-name="T154">TO DO.</text:span></text:p>
      <text:p text:style-name="P136"/>
      <text:h text:style-name="P184" text:outline-level="1"><text:span text:style-name="T207">3</text:span> – <text:span text:style-name="T114">L</text:span><text:span text:style-name="T113">oss</text:span></text:h>
      <text:p text:style-name="P118"/>
      <text:p text:style-name="P172"><text:span text:style-name="T267">Definition –</text:span><text:span text:style-name="T16"> </text:span><text:span text:style-name="T23">Let</text:span><text:span text:style-name="T23"><draw:frame draw:style-name="fr1" draw:name="Objet130" text:anchor-type="as-char" svg:width="1.713cm" svg:height="0.582cm" draw:z-index="96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9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6">Let</text:span><text:span text:style-name="T16"><draw:frame draw:style-name="fr1" draw:name="Objet109" text:anchor-type="as-char" svg:width="1.122cm" svg:height="0.519cm" draw:z-index="9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9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100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8"><draw:frame draw:style-name="fr1" draw:name="Objet138" text:anchor-type="as-char" svg:width="6.83cm" svg:height="1.235cm" draw:z-index="101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9"><text:span text:style-name="T240">is </text:span><text:span text:style-name="T215">a</text:span><text:span text:style-name="T219">n increasing</text:span><text:span text:style-name="T215"> </text:span><text:span text:style-name="T217">function</text:span><text:span text:style-name="T215"> according </text:span><text:span text:style-name="T218">each </text:span><text:span text:style-name="T250">coefficient </text:span><text:span text:style-name="T264">with</text:span><text:span text:style-name="T252"><draw:frame draw:style-name="fr1" draw:name="Objet93" text:anchor-type="as-char" svg:width="1.707cm" svg:height="0.531cm" draw:z-index="102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5">such as</text:span><text:span text:style-name="T265"><draw:frame draw:style-name="fr1" draw:name="Objet178" text:anchor-type="as-char" svg:width="1.395cm" svg:height="0.591cm" draw:z-index="103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6">is always defined</text:span><text:span text:style-name="T216">.</text:span></text:p>
      <text:p text:style-name="P139"><text:span text:style-name="T253">The</text:span><text:span text:style-name="T253"><draw:frame draw:style-name="fr1" draw:name="Objet96" text:anchor-type="as-char" svg:width="0.466cm" svg:height="0.467cm" draw:z-index="104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3">matrix is named the ground truth.</text:span></text:p>
      <text:p text:style-name="P112"/>
      <text:p text:style-name="P171"><text:span text:style-name="T214">Proposition</text:span> – <text:span text:style-name="T16">Let</text:span><text:span text:style-name="T16"><draw:frame draw:style-name="fr1" draw:name="Objet128" text:anchor-type="as-char" svg:width="1.856cm" svg:height="0.552cm" draw:z-index="10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19"><text:soft-page-break/><draw:frame draw:style-name="fr1" draw:name="Objet129" text:anchor-type="as-char" svg:width="4.477cm" svg:height="1.875cm" draw:z-index="106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5"><text:span text:style-name="T244">is</text:span><text:span text:style-name="T242"> a loss function. </text:span><text:span text:style-name="T280">The application is named Categorical cross-entropy loss.</text:span></text:p>
      <text:p text:style-name="P55"/>
      <text:p text:style-name="P55">Its Gradient matrix is</text:p>
      <text:p text:style-name="P121"><draw:frame draw:style-name="fr1" draw:name="Objet136" text:anchor-type="as-char" svg:width="5.055cm" svg:height="1.977cm" draw:z-index="10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4"/>
      <text:p text:style-name="P115"><text:span text:style-name="T200">P</text:span><text:span text:style-name="T199">roof:</text:span> TO DO.</text:p>
      <text:p text:style-name="P117"/>
      <text:p text:style-name="P173"><text:span text:style-name="T267">Proposition –</text:span> <text:span text:style-name="T66">Let</text:span><text:span text:style-name="T66"><draw:frame draw:style-name="fr1" draw:name="Objet182" text:anchor-type="as-char" svg:width="1.856cm" svg:height="0.552cm" draw:z-index="20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20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20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209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210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211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2"><draw:frame draw:style-name="fr1" draw:name="Objet181" text:anchor-type="as-char" svg:width="4.385cm" svg:height="1.249cm" draw:z-index="212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7"/>
      <text:p text:style-name="P137"><text:span text:style-name="T199">Proof:</text:span> TO DO.</text:p>
      <text:p text:style-name="P117"/>
      <text:h text:style-name="P181" text:outline-level="1"><text:span text:style-name="T124">4</text:span> – <text:span text:style-name="T112">Dense layers</text:span></text:h>
      <text:p text:style-name="P48"/>
      <text:p text:style-name="P100"><text:span text:style-name="T267">Definition –</text:span><text:span text:style-name="T16"> </text:span><text:span text:style-name="T52">T</text:span><text:span text:style-name="T49">he </text:span><text:span text:style-name="T51">application</text:span></text:p>
      <text:p text:style-name="P120"><draw:frame draw:style-name="fr1" draw:name="Objet179" text:anchor-type="as-char" svg:width="4.987cm" svg:height="1.289cm" draw:z-index="108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4">defines a dense layer <text:span text:style-name="T239">with</text:span><text:span text:style-name="T233"><draw:frame draw:style-name="fr1" draw:name="Objet108" text:anchor-type="as-char" svg:width="0.466cm" svg:height="0.467cm" draw:z-index="10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1">named </text:span><text:span text:style-name="T234">the input vector, </text:span><text:span text:style-name="T234"><draw:frame draw:style-name="fr1" draw:name="Objet144" text:anchor-type="as-char" svg:width="0.605cm" svg:height="0.467cm" draw:z-index="110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1">named </text:span><text:span text:style-name="T235">the weight matri</text:span><text:span text:style-name="T236">x </text:span><text:span text:style-name="T237">and</text:span><text:span text:style-name="T237"><draw:frame draw:style-name="fr1" draw:name="Objet146" text:anchor-type="as-char" svg:width="0.425cm" svg:height="0.467cm" draw:z-index="111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1">named </text:span><text:span text:style-name="T238">the bias matrix.</text:span></text:p>
      <text:p text:style-name="P54"/>
      <text:p text:style-name="P59">The notation<draw:frame draw:style-name="fr1" draw:name="Objet25" text:anchor-type="as-char" svg:width="0.579cm" svg:height="0.531cm" draw:z-index="112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8">means</text:span><text:span text:style-name="T245"> the application</text:span><text:span text:style-name="T245"><draw:frame draw:style-name="fr1" draw:name="Objet272" text:anchor-type="as-char" svg:width="3.865cm" svg:height="0.591cm" draw:z-index="213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47">corresponding to </text:span><text:span text:style-name="T249">the </text:span><text:span text:style-name="T355">row</text:span><text:span text:style-name="T249"><draw:frame draw:style-name="fr1" draw:name="Objet36" text:anchor-type="as-char" svg:width="0.395cm" svg:height="0.467cm" draw:z-index="113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1">of </text:span><text:span text:style-name="T355">the second </text:span><text:span text:style-name="T357">matrix </text:span><text:span text:style-name="T355">component </text:span><text:span text:style-name="T356">of</text:span><text:span text:style-name="T247"> </text:span><text:span text:style-name="T245">the </text:span><text:span text:style-name="T246">dense layer</text:span><draw:frame draw:style-name="fr1" draw:name="Objet35" text:anchor-type="as-char" svg:width="0.462cm" svg:height="0.467cm" draw:z-index="114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4">Let</text:span><text:span text:style-name="T254"><draw:frame draw:style-name="fr1" draw:name="Objet135" text:anchor-type="as-char" svg:width="1.342cm" svg:height="0.527cm" draw:z-index="21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4">an input vector</text:span><text:span text:style-name="T254">, </text:span><text:span text:style-name="T254"><draw:frame draw:style-name="fr1" draw:name="Objet134" text:anchor-type="as-char" svg:width="1.946cm" svg:height="0.531cm" draw:z-index="215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5">a </text:span><text:soft-page-break/><text:span text:style-name="T275">weight matrix </text:span><text:span text:style-name="T255">and</text:span><text:span text:style-name="T254"><draw:frame draw:style-name="fr1" draw:name="Objet127" text:anchor-type="as-char" svg:width="1.399cm" svg:height="0.527cm" draw:z-index="21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6">a</text:span><text:span text:style-name="T275"> bias matrix </text:span><text:span text:style-name="T254">then</text:span></text:p>
      <text:p text:style-name="P61"><draw:frame draw:style-name="fr1" draw:name="Objet132" text:anchor-type="as-char" svg:width="2.379cm" svg:height="0.482cm" draw:z-index="217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218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4"/>
      <text:p text:style-name="P102"><text:span text:style-name="T230">P</text:span>roposition –<text:span text:style-name="T16"> </text:span><text:span text:style-name="T157">Let</text:span><text:span text:style-name="T157"><draw:frame draw:style-name="fr1" draw:name="Objet184" text:anchor-type="as-char" svg:width="4.78cm" svg:height="0.591cm" draw:z-index="219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6">a</text:span><text:span text:style-name="T160"> </text:span><text:span text:style-name="T162">dense layer </text:span><text:span text:style-name="T180">function. </text:span><text:span text:style-name="T182">Then</text:span><text:span text:style-name="T182"><draw:frame draw:style-name="fr1" draw:name="Objet188" text:anchor-type="as-char" svg:width="0.462cm" svg:height="0.467cm" draw:z-index="220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7">is </text:span><text:span text:style-name="T168">derivable </text:span><text:span text:style-name="T170">according </text:span><text:span text:style-name="T172">the first and third variables</text:span><text:span text:style-name="T168"> </text:span><text:span text:style-name="T169">on</text:span><text:span text:style-name="T166"><draw:frame draw:style-name="fr1" draw:name="Objet186" text:anchor-type="as-char" svg:width="0.744cm" svg:height="0.527cm" draw:z-index="22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1">and</text:span><text:span text:style-name="T171"><draw:frame draw:style-name="fr1" draw:name="Objet187" text:anchor-type="as-char" svg:width="0.84cm" svg:height="0.527cm" draw:z-index="222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1">respectively</text:span><text:span text:style-name="T166">.</text:span></text:p>
      <text:p text:style-name="P143"/>
      <text:p text:style-name="P103"><text:span text:style-name="T176">Let</text:span><text:span text:style-name="T176"><draw:frame draw:style-name="fr1" draw:name="Objet189" text:anchor-type="as-char" svg:width="1.342cm" svg:height="0.527cm" draw:z-index="22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7">an input vector </text:span><text:span text:style-name="T179">and</text:span><text:span text:style-name="T176"><draw:frame draw:style-name="fr1" draw:name="Objet190" text:anchor-type="as-char" svg:width="1.399cm" svg:height="0.527cm" draw:z-index="226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9">a</text:span><text:span text:style-name="T178"> bias matrix. </text:span><text:span text:style-name="T181">T</text:span><text:span text:style-name="T176">hen</text:span><text:span text:style-name="T173"><draw:frame draw:style-name="fr1" draw:name="Objet191" text:anchor-type="as-char" svg:width="3.962cm" svg:height="0.591cm" draw:z-index="227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4">is also derivable </text:span><text:span text:style-name="T185">according the second variable </text:span><text:span text:style-name="T175">for all</text:span><text:span text:style-name="T175"><draw:frame draw:style-name="fr1" draw:name="Objet192" text:anchor-type="as-char" svg:width="1.947cm" svg:height="0.482cm" draw:z-index="229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5">.</text:span></text:p>
      <text:p text:style-name="P143"/>
      <text:p text:style-name="P102"><text:span text:style-name="T53">Its </text:span><text:span text:style-name="T108">Gradient or </text:span><text:span text:style-name="T53">Jacobian matri</text:span><text:span text:style-name="T54">ces are</text:span></text:p>
      <text:p text:style-name="P68"><draw:frame draw:style-name="fr1" draw:name="Objet194" text:anchor-type="as-char" svg:width="3.366cm" svg:height="1.235cm" draw:z-index="235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pan text:style-name="T156"><draw:frame draw:style-name="fr1" draw:name="Objet42" text:anchor-type="as-char" svg:width="2.379cm" svg:height="0.482cm" draw:z-index="12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6">,</text:span><text:span text:style-name="T155"><draw:frame draw:style-name="fr1" draw:name="Objet39" text:anchor-type="as-char" svg:width="3.014cm" svg:height="1.189cm" draw:z-index="12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2"><draw:frame draw:style-name="fr1" draw:name="Objet154" text:anchor-type="as-char" svg:width="3.554cm" svg:height="1.304cm" draw:z-index="12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6">with<draw:frame draw:style-name="fr1" draw:name="Objet162" text:anchor-type="as-char" svg:width="0.686cm" svg:height="0.531cm" draw:z-index="12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9"/>
      <text:p text:style-name="P116"><text:span text:style-name="T200">P</text:span><text:span text:style-name="T199">roof:</text:span> TO DO.</text:p>
      <text:p text:style-name="P49"/>
      <text:p text:style-name="P105"><text:span text:style-name="T230">P</text:span><text:span text:style-name="T231">roposition –</text:span><text:span text:style-name="T50"> </text:span><text:span text:style-name="T157">Let</text:span><text:span text:style-name="T157"><draw:frame draw:style-name="fr1" draw:name="Objet155" text:anchor-type="as-char" svg:width="4.78cm" svg:height="0.591cm" draw:z-index="13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8">and</text:span><text:span text:style-name="T158"><draw:frame draw:style-name="fr1" draw:name="Objet156" text:anchor-type="as-char" svg:width="3.314cm" svg:height="0.527cm" draw:z-index="13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9">the</text:span><text:span text:style-name="T160"> </text:span><text:span text:style-name="T162">dense layer </text:span><text:span text:style-name="T163">and</text:span><text:span text:style-name="T164"><draw:frame draw:style-name="fr1" draw:name="Objet157" text:anchor-type="as-char" svg:width="1.252cm" svg:height="0.467cm" draw:z-index="13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9">activation functions</text:span><text:span text:style-name="T161">. </text:span><text:span text:style-name="T183">Let</text:span><text:span text:style-name="T183"><draw:frame draw:style-name="fr1" draw:name="Objet210" text:anchor-type="as-char" svg:width="4.865cm" svg:height="1.221cm" draw:z-index="236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4">such as</text:span><text:span text:style-name="T184"><draw:frame draw:style-name="fr1" draw:name="Objet211" text:anchor-type="as-char" svg:width="3.662cm" svg:height="0.557cm" draw:z-index="237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3">. </text:span><text:span text:style-name="T165">The</text:span><text:span text:style-name="T166">n</text:span><text:span text:style-name="T165"><draw:frame draw:style-name="fr1" draw:name="Objet158" text:anchor-type="as-char" svg:width="8.784cm" svg:height="0.591cm" draw:z-index="14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7">is </text:span><text:span text:style-name="T168">derivable </text:span><text:span text:style-name="T170">according </text:span><text:span text:style-name="T172">the first and third variables</text:span><text:span text:style-name="T168"> </text:span><text:span text:style-name="T169">on</text:span><text:span text:style-name="T166"><draw:frame draw:style-name="fr1" draw:name="Objet159" text:anchor-type="as-char" svg:width="0.744cm" svg:height="0.527cm" draw:z-index="14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1">and</text:span><text:span text:style-name="T171"><draw:frame draw:style-name="fr1" draw:name="Objet163" text:anchor-type="as-char" svg:width="0.84cm" svg:height="0.527cm" draw:z-index="14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1">respectively</text:span><text:span text:style-name="T166">.</text:span></text:p>
      <text:p text:style-name="P106"/>
      <text:p text:style-name="P60">The notation<draw:frame draw:style-name="fr1" draw:name="Objet214" text:anchor-type="as-char" svg:width="1.443cm" svg:height="0.591cm" draw:z-index="238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8">means</text:span><text:span text:style-name="T245"> the application </text:span><text:span text:style-name="T247">corresponding to </text:span><text:span text:style-name="T249">the </text:span><text:span text:style-name="T250">coefficient</text:span><text:span text:style-name="T249"><draw:frame draw:style-name="fr1" draw:name="Objet215" text:anchor-type="as-char" svg:width="0.556cm" svg:height="0.467cm" draw:z-index="239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1">of</text:span><text:span text:style-name="T251"><draw:frame draw:style-name="fr1" draw:name="Objet216" text:anchor-type="as-char" svg:width="1.443cm" svg:height="0.527cm" draw:z-index="240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4">Let</text:span><text:span text:style-name="T254"><draw:frame draw:style-name="fr1" draw:name="Objet217" text:anchor-type="as-char" svg:width="1.6cm" svg:height="0.527cm" draw:z-index="241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4">then</text:span></text:p>
      <text:p text:style-name="P64"><draw:frame draw:style-name="fr1" draw:name="Objet212" text:anchor-type="as-char" svg:width="2.54cm" svg:height="0.482cm" draw:z-index="256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57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6"/>
      <text:p text:style-name="P101"><text:soft-page-break/><text:span text:style-name="T176">Let</text:span><text:span text:style-name="T176"><draw:frame draw:style-name="fr1" draw:name="Objet167" text:anchor-type="as-char" svg:width="1.342cm" svg:height="0.527cm" draw:z-index="258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7">an input vector </text:span><text:span text:style-name="T179">and</text:span><text:span text:style-name="T176"><draw:frame draw:style-name="fr1" draw:name="Objet185" text:anchor-type="as-char" svg:width="1.399cm" svg:height="0.527cm" draw:z-index="259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9">a</text:span><text:span text:style-name="T178"> bias matrix. </text:span><text:span text:style-name="T181">T</text:span><text:span text:style-name="T176">hen</text:span><text:span text:style-name="T173"><draw:frame draw:style-name="fr1" draw:name="Objet160" text:anchor-type="as-char" svg:width="6.787cm" svg:height="0.591cm" draw:z-index="148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4">is also derivable </text:span><text:span text:style-name="T175">for all</text:span><text:span text:style-name="T175"><draw:frame draw:style-name="fr1" draw:name="Objet164" text:anchor-type="as-char" svg:width="2.108cm" svg:height="0.482cm" draw:z-index="149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5">.</text:span></text:p>
      <text:p text:style-name="P141"/>
      <text:p text:style-name="P104"><text:span text:style-name="T53">Its </text:span><text:span text:style-name="T107">Gradient</text:span><text:span text:style-name="T53"> matri</text:span><text:span text:style-name="T54">ces are</text:span></text:p>
      <text:p text:style-name="P69"/>
      <text:p text:style-name="P123"><draw:frame draw:style-name="fr1" draw:name="Objet152" text:anchor-type="as-char" svg:width="12.467cm" svg:height="1.799cm" draw:z-index="166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8"><text:span text:style-name="T279">where</text:span><text:span text:style-name="T279"><draw:frame draw:style-name="fr1" draw:name="Objet218" text:anchor-type="as-char" svg:width="1.776cm" svg:height="0.527cm" draw:z-index="264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9">,</text:span><text:span text:style-name="T279"><draw:frame draw:style-name="fr1" draw:name="Objet219" text:anchor-type="as-char" svg:width="2.221cm" svg:height="0.482cm" draw:z-index="265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9">,</text:span></text:p>
      <text:p text:style-name="P149"><draw:frame draw:style-name="fr1" draw:name="Objet220" text:anchor-type="as-char" svg:width="17.254cm" svg:height="1.139cm" draw:z-index="267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6"><text:span text:style-name="T277">with</text:span><text:span text:style-name="T277"><draw:frame draw:style-name="fr1" draw:name="Objet197" text:anchor-type="as-char" svg:width="1.946cm" svg:height="0.531cm" draw:z-index="16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8">a weight matrix, </text:span><text:span text:style-name="T254"><draw:frame draw:style-name="fr1" draw:name="Objet198" text:anchor-type="as-char" svg:width="1.399cm" svg:height="0.527cm" draw:z-index="268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6">a</text:span><text:span text:style-name="T275"> bias matrix.</text:span></text:p>
      <text:p text:style-name="P144"/>
      <text:p text:style-name="P25"><text:span text:style-name="T156"><draw:frame draw:style-name="fr1" draw:name="Objet195" text:anchor-type="as-char" svg:width="2.54cm" svg:height="0.482cm" draw:z-index="168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6">,</text:span><text:span text:style-name="T155"><draw:frame draw:style-name="fr1" draw:name="Objet196" text:anchor-type="as-char" svg:width="13.64cm" svg:height="1.838cm" draw:z-index="171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8"><text:span text:style-name="T279">where</text:span><text:span text:style-name="T279"><draw:frame draw:style-name="fr1" draw:name="Objet221" text:anchor-type="as-char" svg:width="1.82cm" svg:height="0.527cm" draw:z-index="269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9">,</text:span><text:span text:style-name="T279"><draw:frame draw:style-name="fr1" draw:name="Objet222" text:anchor-type="as-char" svg:width="2.221cm" svg:height="0.482cm" draw:z-index="270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9">,</text:span></text:p>
      <text:p text:style-name="P149"><draw:frame draw:style-name="fr1" draw:name="Objet223" text:anchor-type="as-char" svg:width="16.986cm" svg:height="1.122cm" draw:z-index="271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9"><text:span text:style-name="T187">with</text:span><text:span text:style-name="T187"><draw:frame draw:style-name="fr1" draw:name="Objet202" text:anchor-type="as-char" svg:width="1.342cm" svg:height="0.527cm" draw:z-index="186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8">a</text:span><text:span text:style-name="T194">n input</text:span><text:span text:style-name="T188"> matrix, </text:span><text:span text:style-name="T189"><draw:frame draw:style-name="fr1" draw:name="Objet203" text:anchor-type="as-char" svg:width="1.399cm" svg:height="0.527cm" draw:z-index="189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0">a</text:span><text:span text:style-name="T191"> bias matrix</text:span><text:span text:style-name="T192">.</text:span></text:p>
      <text:p text:style-name="P127"/>
      <text:p text:style-name="P147"><draw:frame draw:style-name="fr1" draw:name="Objet193" text:anchor-type="as-char" svg:width="12.384cm" svg:height="1.799cm" draw:z-index="153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9"><text:span text:style-name="T279">where</text:span><text:span text:style-name="T279"><draw:frame draw:style-name="fr1" draw:name="Objet225" text:anchor-type="as-char" svg:width="1.831cm" svg:height="0.527cm" draw:z-index="203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9">,</text:span><text:span text:style-name="T279"><draw:frame draw:style-name="fr1" draw:name="Objet226" text:anchor-type="as-char" svg:width="2.54cm" svg:height="0.482cm" draw:z-index="204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9">,</text:span></text:p>
      <text:p text:style-name="P150"><draw:frame draw:style-name="fr1" draw:name="Objet224" text:anchor-type="as-char" svg:width="15.485cm" svg:height="1.088cm" draw:z-index="194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30"><text:span text:style-name="T187">with</text:span><text:span text:style-name="T187"><draw:frame draw:style-name="fr1" draw:name="Objet208" text:anchor-type="as-char" svg:width="1.342cm" svg:height="0.527cm" draw:z-index="169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8">a weight matrix </text:span><text:span text:style-name="T193">and</text:span><text:span text:style-name="T187"><draw:frame draw:style-name="fr1" draw:name="Objet209" text:anchor-type="as-char" svg:width="1.946cm" svg:height="0.531cm" draw:z-index="170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8">a weight matrix.</text:span></text:p>
      <text:p text:style-name="P145"/>
      <text:p text:style-name="P67"><text:span text:style-name="T199">Proof:</text:span> TO DO.</text:p>
      <text:p text:style-name="P50"><text:soft-page-break/></text:p>
      <text:h text:style-name="P182" text:outline-level="1"><text:span text:style-name="T124">5</text:span> – <text:span text:style-name="T110">Neural Network</text:span><text:span text:style-name="T116">s</text:span></text:h>
      <text:p text:style-name="P21"/>
      <text:p text:style-name="P75"><text:span text:style-name="T273">Definition –</text:span><text:span text:style-name="T306"> </text:span><text:span text:style-name="T295">A training data set is defined as </text:span><text:span text:style-name="T296">couples </text:span><text:span text:style-name="T297">of </text:span><text:span text:style-name="T298">vectors</text:span><text:span text:style-name="T297"><draw:frame draw:style-name="fr1" draw:name="Objet242" text:anchor-type="as-char" svg:width="3.141cm" svg:height="0.637cm" draw:z-index="224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0">for</text:span><text:span text:style-name="T299"><draw:frame draw:style-name="fr1" draw:name="Objet243" text:anchor-type="as-char" svg:width="1.625cm" svg:height="0.482cm" draw:z-index="225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9">. </text:span><text:span text:style-name="T304">The</text:span><text:span text:style-name="T299"><draw:frame draw:style-name="fr1" draw:name="Objet247" text:anchor-type="as-char" svg:width="0.603cm" svg:height="0.527cm" draw:z-index="272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4">are</text:span><text:span text:style-name="T301"> named input or feature matri</text:span><text:span text:style-name="T304">ces</text:span><text:span text:style-name="T301"> </text:span><text:span text:style-name="T302">and </text:span><text:span text:style-name="T305">the</text:span><text:span text:style-name="T302"><draw:frame draw:style-name="fr1" draw:name="Objet246" text:anchor-type="as-char" svg:width="0.57cm" svg:height="0.607cm" draw:z-index="228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3">target or label matri</text:span><text:span text:style-name="T305">ces</text:span><text:span text:style-name="T303">.</text:span></text:p>
      <text:p text:style-name="P77"/>
      <text:p text:style-name="P108"><text:span text:style-name="T267">Definition –</text:span><text:span text:style-name="T16"> </text:span><text:span text:style-name="T78">Let</text:span><text:span text:style-name="T79"><draw:frame draw:style-name="fr1" draw:name="Objet20" text:anchor-type="as-char" svg:width="0.466cm" svg:height="0.467cm" draw:z-index="230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23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27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274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275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279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3" draw:name="Objet15" text:anchor-type="as-char" svg:y="-0.524cm" svg:width="3.6cm" svg:height="0.637cm" draw:z-index="23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23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28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281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3" draw:name="Objet241" text:anchor-type="as-char" svg:y="-0.524cm" svg:width="1.725cm" svg:height="0.676cm" draw:z-index="234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78"/>
      <text:p text:style-name="P109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282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84"/>
      <text:p text:style-name="P109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28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pan text:style-name="T104"><draw:frame draw:style-name="fr1" draw:name="Objet248" text:anchor-type="as-char" svg:width="9.174cm" svg:height="1.139cm" draw:z-index="285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76"/>
      <text:p text:style-name="P80"><text:span text:style-name="T14">Theorem</text:span><text:span text:style-name="T10"> –</text:span> <text:span text:style-name="T308">Let</text:span><text:span text:style-name="T309"><draw:frame draw:style-name="fr1" draw:name="Objet251" text:anchor-type="as-char" svg:width="0.466cm" svg:height="0.467cm" draw:z-index="24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0">dense </text:span><text:span text:style-name="T311">layers </text:span><text:span text:style-name="T310">with activation functions –</text:span><text:span text:style-name="T311"><draw:frame draw:style-name="fr1" draw:name="Objet254" text:anchor-type="as-char" svg:width="6.004cm" svg:height="0.564cm" draw:z-index="243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2">for</text:span><text:span text:style-name="T312"><draw:frame draw:style-name="fr1" draw:name="Objet255" text:anchor-type="as-char" svg:width="2.33cm" svg:height="0.482cm" draw:z-index="244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6">and</text:span><draw:frame draw:style-name="fr1" draw:name="Objet267" text:anchor-type="as-char" svg:width="5.165cm" svg:height="0.564cm" draw:z-index="286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3"><draw:frame draw:style-name="fr1" draw:name="Objet256" text:anchor-type="as-char" svg:width="2.321cm" svg:height="0.628cm" draw:z-index="245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3">and</text:span><text:span text:style-name="T313"><draw:frame draw:style-name="fr1" draw:name="Objet257" text:anchor-type="as-char" svg:width="1.693cm" svg:height="0.534cm" draw:z-index="246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7">are defined as </text:span><text:span text:style-name="T313">the</text:span><text:span text:style-name="T313"><draw:frame draw:style-name="fr1" draw:name="Objet258" text:anchor-type="as-char" svg:width="0.596cm" svg:height="0.527cm" draw:z-index="247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4">weight and </text:span><text:span text:style-name="T313">bias matri</text:span><text:span text:style-name="T314">ces</text:span><text:span text:style-name="T315">. </text:span><text:span text:style-name="T316">Let </text:span><text:span text:style-name="T317">a training data set</text:span><text:span text:style-name="T317"><draw:frame draw:style-name="fr3" draw:name="Objet259" text:anchor-type="as-char" svg:y="-0.524cm" svg:width="3.6cm" svg:height="0.637cm" draw:z-index="248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8">for</text:span><text:span text:style-name="T318"><draw:frame draw:style-name="fr1" draw:name="Objet260" text:anchor-type="as-char" svg:width="1.625cm" svg:height="0.482cm" draw:z-index="249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7">. </text:span><text:span text:style-name="T319">Let</text:span><text:span text:style-name="T319"><draw:frame draw:style-name="fr1" draw:name="Objet261" text:anchor-type="as-char" svg:width="2.658cm" svg:height="0.616cm" draw:z-index="250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7">Categorical cross-entropy </text:span><text:span text:style-name="T319">loss</text:span><text:span text:style-name="T337">es</text:span><text:span text:style-name="T320"> </text:span><text:span text:style-name="T321">for</text:span><text:span text:style-name="T13"><draw:frame draw:style-name="fr1" draw:name="Objet262" text:anchor-type="as-char" svg:width="1.625cm" svg:height="0.482cm" draw:z-index="251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2">with</text:span><text:span text:style-name="T322"><draw:frame draw:style-name="fr3" draw:name="Objet263" text:anchor-type="as-char" svg:y="-0.524cm" svg:width="1.725cm" svg:height="0.676cm" draw:z-index="252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3">as</text:span><text:span text:style-name="T324"> ground truth matrices </text:span><text:span text:style-name="T325">respectively</text:span><text:span text:style-name="T319">.</text:span></text:p>
      <text:p text:style-name="P79"/>
      <text:p text:style-name="P110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253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85"/>
      <text:p text:style-name="P81"><draw:frame draw:style-name="fr4" draw:name="Objet265" text:anchor-type="as-char" svg:width="8.359cm" svg:height="0.727cm" draw:z-index="254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86"/>
      <text:p text:style-name="P111"><text:soft-page-break/><text:span text:style-name="T101">is a neural network</text:span><text:span text:style-name="T88"> </text:span><text:span text:style-name="T106">and its objective function is</text:span></text:p>
      <text:p text:style-name="P87"/>
      <text:p text:style-name="P88"><draw:frame draw:style-name="fr1" draw:name="Objet266" text:anchor-type="as-char" svg:width="9.119cm" svg:height="1.139cm" draw:z-index="287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76"/>
      <text:p text:style-name="P82">Let<draw:frame draw:style-name="fr1" draw:name="Objet268" text:anchor-type="as-char" svg:width="1.767cm" svg:height="0.482cm" draw:z-index="276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59">For all</text:span><text:span text:style-name="T338"><draw:frame draw:style-name="fr1" draw:name="Objet51" text:anchor-type="as-char" svg:width="1.625cm" svg:height="0.482cm" draw:z-index="28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8">, </text:span><text:span text:style-name="T359">let</text:span></text:p>
      <text:p text:style-name="P89"><draw:frame draw:style-name="fr1" draw:name="Objet277" text:anchor-type="as-char" svg:width="9.079cm" svg:height="1.42cm" draw:z-index="284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8"><draw:frame draw:style-name="fr1" draw:name="Objet269" text:anchor-type="as-char" svg:width="14.155cm" svg:height="3.164cm" draw:z-index="255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70"><text:span text:style-name="T353">then</text:span><draw:frame draw:style-name="fr1" draw:name="Objet239" text:anchor-type="as-char" svg:width="13.369cm" svg:height="3.651cm" draw:z-index="289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4">where</text:span><text:span text:style-name="T354"><draw:frame draw:style-name="fr1" draw:name="Objet312" text:anchor-type="as-char" svg:width="2.766cm" svg:height="0.482cm" draw:z-index="296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4">,</text:span><text:span text:style-name="T279"><draw:frame draw:style-name="fr1" draw:name="Objet240" text:anchor-type="as-char" svg:width="2.034cm" svg:height="0.534cm" draw:z-index="297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79">,</text:span><text:span text:style-name="T279"><draw:frame draw:style-name="fr1" draw:name="Objet270" text:anchor-type="as-char" svg:width="2.221cm" svg:height="0.482cm" draw:z-index="298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79">,</text:span></text:p>
      <text:p text:style-name="P153"><draw:frame draw:style-name="fr1" draw:name="Objet311" text:anchor-type="as-char" svg:width="8.819cm" svg:height="1.169cm" draw:z-index="299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300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2"><text:span text:style-name="T277">with</text:span><text:span text:style-name="T277"><draw:frame draw:style-name="fr1" draw:name="Objet283" text:anchor-type="as-char" svg:width="2.378cm" svg:height="0.591cm" draw:z-index="301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8">a weight matrix, </text:span><text:span text:style-name="T254"><draw:frame draw:style-name="fr1" draw:name="Objet307" text:anchor-type="as-char" svg:width="1.831cm" svg:height="0.527cm" draw:z-index="303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6">a</text:span><text:span text:style-name="T275"> bias matrix.</text:span></text:p>
      <text:p text:style-name="P169"/>
      <text:p text:style-name="P93"><text:span text:style-name="T198">Let</text:span><text:span text:style-name="T198"><draw:frame draw:style-name="fr1" draw:name="Objet201" text:anchor-type="as-char" svg:width="1.042cm" svg:height="0.467cm" draw:z-index="305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98">. </text:span><text:span text:style-name="T195">T</text:span><text:span text:style-name="T153">h</text:span><text:span text:style-name="T196">en</text:span><text:span text:style-name="T196"><draw:frame draw:style-name="fr1" draw:name="Objet204" text:anchor-type="as-char" svg:width="1.15cm" svg:height="0.591cm" draw:z-index="306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7">Gradient matrices are</text:span></text:p>
      <text:p text:style-name="P159"/>
      <text:p text:style-name="P27"><text:span text:style-name="T156"><draw:frame draw:style-name="fr1" draw:name="Objet205" text:anchor-type="as-char" svg:width="2.813cm" svg:height="0.531cm" draw:z-index="307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6">,</text:span><text:span text:style-name="T155"><draw:frame draw:style-name="fr1" draw:name="Objet206" text:anchor-type="as-char" svg:width="8.915cm" svg:height="1.99cm" draw:z-index="308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4"><text:span text:style-name="T279">where</text:span><text:span text:style-name="T279"><draw:frame draw:style-name="fr1" draw:name="Objet284" text:anchor-type="as-char" svg:width="2.057cm" svg:height="0.482cm" draw:z-index="309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79">,</text:span><text:span text:style-name="T279"><draw:frame draw:style-name="fr1" draw:name="Objet285" text:anchor-type="as-char" svg:width="1.901cm" svg:height="0.534cm" draw:z-index="310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79">,</text:span><text:span text:style-name="T279"><draw:frame draw:style-name="fr1" draw:name="Objet308" text:anchor-type="as-char" svg:width="2.355cm" svg:height="0.531cm" draw:z-index="311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79">,</text:span></text:p>
      <text:p text:style-name="P154"><text:soft-page-break/><draw:frame draw:style-name="fr3" draw:name="Objet309" text:anchor-type="as-char" svg:y="-0.755cm" svg:width="5.863cm" svg:height="1.201cm" draw:z-index="312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3"><draw:frame draw:style-name="fr1" draw:name="Objet310" text:anchor-type="as-char" svg:width="9.647cm" svg:height="0.672cm" draw:z-index="313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4"><draw:frame draw:style-name="fr1" draw:name="Objet317" text:anchor-type="as-char" svg:width="1.693cm" svg:height="0.534cm" draw:z-index="314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6">a</text:span><text:span text:style-name="T275"> bias matrix.</text:span></text:p>
      <text:p text:style-name="P159"/>
      <text:p text:style-name="P125"><draw:frame draw:style-name="fr1" draw:name="Objet319" text:anchor-type="as-char" svg:width="9.082cm" svg:height="1.965cm" draw:z-index="316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4"><text:span text:style-name="T279">where</text:span><text:span text:style-name="T279"><draw:frame draw:style-name="fr1" draw:name="Objet320" text:anchor-type="as-char" svg:width="2.057cm" svg:height="0.482cm" draw:z-index="317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79">,</text:span><text:span text:style-name="T279"><draw:frame draw:style-name="fr1" draw:name="Objet321" text:anchor-type="as-char" svg:width="1.949cm" svg:height="0.534cm" draw:z-index="318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79">,</text:span><text:span text:style-name="T279"><draw:frame draw:style-name="fr1" draw:name="Objet322" text:anchor-type="as-char" svg:width="2.813cm" svg:height="0.531cm" draw:z-index="319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79">,</text:span></text:p>
      <text:p text:style-name="P154"><draw:frame draw:style-name="fr1" draw:name="Objet323" text:anchor-type="as-char" svg:width="6.078cm" svg:height="1.229cm" draw:z-index="320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61"><draw:frame draw:style-name="fr1" draw:name="Objet324" text:anchor-type="as-char" svg:width="13.453cm" svg:height="1.139cm" draw:z-index="321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4"><text:span text:style-name="T277">with</text:span><text:span text:style-name="T277"><draw:frame draw:style-name="fr1" draw:name="Objet200" text:anchor-type="as-char" svg:width="2.321cm" svg:height="0.628cm" draw:z-index="322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8">a weight matrix</text:span><text:span text:style-name="T275">.</text:span></text:p>
      <text:p text:style-name="P169"/>
      <text:p text:style-name="P92"><text:span text:style-name="T198">Let</text:span><text:span text:style-name="T198"><draw:frame draw:style-name="fr1" draw:name="Objet199" text:anchor-type="as-char" svg:width="2.33cm" svg:height="0.482cm" draw:z-index="323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98">. </text:span><text:span text:style-name="T195">T</text:span><text:span text:style-name="T153">h</text:span><text:span text:style-name="T196">en</text:span><text:span text:style-name="T196"><draw:frame draw:style-name="fr1" draw:name="Objet276" text:anchor-type="as-char" svg:width="1.15cm" svg:height="0.591cm" draw:z-index="260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97">Gradient matrices are</text:span></text:p>
      <text:p text:style-name="P157"/>
      <text:p text:style-name="P26"><text:span text:style-name="T156"><draw:frame draw:style-name="fr1" draw:name="Objet286" text:anchor-type="as-char" svg:width="2.813cm" svg:height="0.531cm" draw:z-index="290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6">,</text:span><text:span text:style-name="T155"><draw:frame draw:style-name="fr1" draw:name="Objet287" text:anchor-type="as-char" svg:width="10.426cm" svg:height="1.99cm" draw:z-index="291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31"><text:span text:style-name="T279">where</text:span><text:span text:style-name="T279"><draw:frame draw:style-name="fr1" draw:name="Objet274" text:anchor-type="as-char" svg:width="2.057cm" svg:height="0.482cm" draw:z-index="292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9">,</text:span><text:span text:style-name="T279"><draw:frame draw:style-name="fr1" draw:name="Objet288" text:anchor-type="as-char" svg:width="1.901cm" svg:height="0.534cm" draw:z-index="293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9">,</text:span><text:span text:style-name="T279"><draw:frame draw:style-name="fr1" draw:name="Objet289" text:anchor-type="as-char" svg:width="2.355cm" svg:height="0.531cm" draw:z-index="294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9">,</text:span></text:p>
      <text:p text:style-name="P152"><draw:frame draw:style-name="fr3" draw:name="Objet290" text:anchor-type="as-char" svg:y="-0.755cm" svg:width="7.377cm" svg:height="1.201cm" draw:z-index="295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2"><draw:frame draw:style-name="fr1" draw:name="Objet282" text:anchor-type="as-char" svg:width="16.806cm" svg:height="0.753cm" draw:z-index="304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4"><draw:frame draw:style-name="fr1" draw:name="Objet50" text:anchor-type="as-char" svg:width="1.693cm" svg:height="0.534cm" draw:z-index="31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6">a</text:span><text:span text:style-name="T275"> bias matrix.</text:span></text:p>
      <text:p text:style-name="P158"/>
      <text:p text:style-name="P124"><draw:frame draw:style-name="fr1" draw:name="Objet273" text:anchor-type="as-char" svg:width="10.516cm" svg:height="1.965cm" draw:z-index="261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30"><text:span text:style-name="T279">where</text:span><text:span text:style-name="T279"><draw:frame draw:style-name="fr1" draw:name="Objet280" text:anchor-type="as-char" svg:width="2.057cm" svg:height="0.482cm" draw:z-index="277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9">,</text:span><text:span text:style-name="T279"><draw:frame draw:style-name="fr1" draw:name="Objet275" text:anchor-type="as-char" svg:width="1.949cm" svg:height="0.534cm" draw:z-index="278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9">,</text:span><text:span text:style-name="T279"><draw:frame draw:style-name="fr1" draw:name="Objet278" text:anchor-type="as-char" svg:width="2.813cm" svg:height="0.531cm" draw:z-index="262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9">,</text:span></text:p>
      <text:p text:style-name="P151"><text:soft-page-break/><draw:frame draw:style-name="fr1" draw:name="Objet279" text:anchor-type="as-char" svg:width="7.514cm" svg:height="1.229cm" draw:z-index="263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60"><draw:frame draw:style-name="fr1" draw:name="Objet281" text:anchor-type="as-char" svg:width="14.974cm" svg:height="1.139cm" draw:z-index="266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3"><text:span text:style-name="T277">with</text:span><text:span text:style-name="T277"><draw:frame draw:style-name="fr1" draw:name="Objet44" text:anchor-type="as-char" svg:width="2.321cm" svg:height="0.628cm" draw:z-index="30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8">a weight matrix</text:span><text:span text:style-name="T275">.</text:span></text:p>
      <text:p text:style-name="P146"/>
      <text:p text:style-name="P83"><text:span text:style-name="T201">P</text:span><text:span text:style-name="T199">roof:</text:span><text:span text:style-name="T153"> TO DO.</text:span></text:p>
      <text:p text:style-name="P146"/>
      <text:h text:style-name="P183" text:outline-level="1"><text:span text:style-name="T307">6</text:span> – <text:span text:style-name="T115">Optimizations</text:span></text:h>
      <text:p text:style-name="P76"/>
      <text:p text:style-name="P185"><text:span text:style-name="T10">Definition –</text:span> Let<draw:frame draw:style-name="fr1" draw:name="Objet325" text:anchor-type="as-char" svg:width="2.305cm" svg:height="0.506cm" draw:z-index="324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1">with</text:span><text:span text:style-name="T361"><draw:frame draw:style-name="fr1" draw:name="Objet326" text:anchor-type="as-char" svg:width="1.401cm" svg:height="0.527cm" draw:z-index="325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1">. &lt;</text:span><text:span text:style-name="T374">TODO&gt;</text:span></text:p>
      <text:p text:style-name="P76"/>
      <text:h text:style-name="P177" text:outline-level="1"><text:span text:style-name="T307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2T08:03:39.158000000</dc:date>
    <meta:editing-duration>P2DT3H46M23S</meta:editing-duration>
    <meta:editing-cycles>1457</meta:editing-cycles>
    <meta:document-statistic meta:table-count="0" meta:image-count="0" meta:object-count="346" meta:page-count="13" meta:paragraph-count="171" meta:word-count="914" meta:character-count="6270" meta:non-whitespace-character-count="5450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 mathvariant="normal">Ω</mi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  D (  %OMEGA, Re^{m} ) subset D_pw (  %OMEGA, Re^{m} )subset %zeta (  %OMEGA,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6/content.xml><?xml version="1.0" encoding="utf-8"?>
<math xmlns="http://www.w3.org/1998/Math/MathML" display="block">
  <semantics>
    <mi mathvariant="normal">ℜ</mi>
    <annotation encoding="StarMath 5.0">Re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
    z %as f( z )
  }
right none

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2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29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32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i>f</mi>
    <annotation encoding="StarMath 5.0"> f </annotation>
  </semantics>
</math>
</file>

<file path=Object 335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4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4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